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9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9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bitmap" draw:fill-image-name="a7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bf9000" draw:opacity="100%" draw:stroke="solid" svg:stroke-width="0.01042in" svg:stroke-color="#843c0c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bitmap" draw:fill-image-name="a7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2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6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gradient" draw:fill-gradient-name="a1538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1">
      <style:drawing-page-properties draw:fill="bitmap" draw:fill-image-name="a15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0.5in" fo:margin-left="1.375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0">
      <style:drawing-page-properties draw:fill="bitmap" draw:fill-image-name="a12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0">
      <style:paragraph-properties fo:line-height="100%" fo:text-align="left" style:tab-stop-distance="0.5in" fo:margin-left="1.375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left" draw:fill="gradient" draw:fill-gradient-name="a1555" draw:stroke="solid" svg:stroke-width="0.00694in" svg:stroke-color="#ffc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aragraph" style:name="a1015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7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7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5">
      <style:drawing-page-properties draw:fill="bitmap" draw:fill-image-name="a11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gradient" draw:fill-gradient-name="a1372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5">
      <style:drawing-page-properties draw:fill="bitmap" draw:fill-image-name="a13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10">
      <style:drawing-page-properties draw:fill="bitmap" draw:fill-image-name="a6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center" draw:fill="solid" draw:fill-color="#bf9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5">
      <style:paragraph-properties fo:line-height="9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center" draw:fill="gradient" draw:fill-gradient-name="a616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19">
      <style:drawing-page-properties draw:fill="bitmap" draw:fill-image-name="a6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middle" draw:textarea-horizontal-align="center" draw:fill="solid" draw:fill-color="#bf900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bf900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bitmap" draw:fill-image-name="a9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bf900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90%" fo:text-align="left" style:tab-stop-distance="1in" fo:margin-left="3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90%" fo:text-align="left" style:tab-stop-distance="1in" fo:margin-left="3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3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1.5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90%" fo:text-align="left" style:tab-stop-distance="1in" fo:margin-left="3.56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bitmap" draw:fill-image-name="a9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center" draw:fill="solid" draw:fill-color="#bf900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1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4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1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16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0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60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.062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9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4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63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.062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2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6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625in"/>
      </text:list-level-style-number>
      <text:list-level-style-number text:level="3" style:num-format="">
        <style:list-level-properties text:space-before="1.125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0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6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625in"/>
      </text:list-level-style-number>
      <text:list-level-style-number text:level="3" style:num-format="">
        <style:list-level-properties text:space-before="1.125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0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6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57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.062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2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0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4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5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4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6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</office:automatic-styles>
  <office:body>
    <office:presentation>
      <draw:page draw:name="Slide1" draw:style-name="a610" draw:master-page-name="Master1-Layout1-title-Title-Slide" presentation:presentation-page-layout-name="Master1-PPL1" draw:id="Slide-256">
        <draw:frame draw:id="id204" presentation:style-name="a613" draw:name="Title 1" svg:x="2.88406in" svg:y="2.58891in" svg:width="7.56522in" svg:height="2.585in" presentation:class="title" presentation:placeholder="false">
          <draw:text-box>
            <text:p text:style-name="a612" text:class-names="" text:cond-style-name=""><text:span text:style-name="a611" text:class-names="">PANCASILA SEBAGAI NILAI DASAR FUNDAMENTAL <text:line-break/>BAGI BANGSA DAN NEGARA REPUBLIK INDONESIA</text:span></text:p>
          </draw:text-box>
          <svg:title/>
          <svg:desc/>
        </draw:frame>
        <draw:frame draw:id="id205" presentation:style-name="a617" draw:name="Subtitle 2" svg:x="3.18321in" svg:y="6.11898in" svg:width="7.4279in" svg:height="0.40483in" presentation:class="subtitle" presentation:placeholder="false">
          <draw:text-box>
            <text:p text:style-name="a615" text:class-names="" text:cond-style-name=""><text:span text:style-name="a614" text:class-names="">Oleh : Hj. Maryati, M.Ag</text:span></text:p>
          </draw:text-box>
          <svg:title/>
          <svg:desc/>
        </draw:frame>
      </draw:page>
      <draw:page draw:name="Slide3" draw:style-name="a619" draw:master-page-name="Master1-Layout2-obj-Title-and-Content" presentation:presentation-page-layout-name="Master1-PPL2" draw:id="Slide-258">
        <draw:frame draw:id="id206" presentation:style-name="a622" draw:name="Title 1" svg:x="1.226in" svg:y="1.87118in" svg:width="11.25226in" svg:height="0.78923in" presentation:class="title" presentation:placeholder="false">
          <draw:text-box>
            <text:p text:style-name="a621" text:class-names="" text:cond-style-name=""><text:span text:style-name="a620" text:class-names="">PANCASILA SEBAGAI NILAI DASAR FUNDAMENTAL BAGI BANGSA DAN NEGARA <text:s text:c="1"/>REPUBLIK INDONESIA<text:s text:c="1"/></text:span></text:p>
          </draw:text-box>
          <svg:title/>
          <svg:desc/>
        </draw:frame>
        <draw:frame draw:id="id207" presentation:style-name="a741" draw:name="Content Placeholder 2" svg:x="1.41667in" svg:y="2.79629in" svg:width="10.5in" svg:height="3.62963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3" text:class-names="">1.<text:s text:c="1"/></text:span><text:span text:style-name="a624" text:class-names="">DASAR FILOSOFIS</text:span><text:span text:style-name="a625" text:class-names=""/></text:p>
              </text:list-item>
            </text:list>
            <text:list text:style-name="a740">
              <text:list-item>
                <text:p text:style-name="a739" text:class-names="" text:cond-style-name=""><text:span text:style-name="a628" text:class-names="">Pancasila<text:s text:c="1"/></text:span><text:span text:style-name="a629" text:class-names="">sebagai</text:span><text:span text:style-name="a630" text:class-names=""><text:s text:c="1"/></text:span><text:span text:style-name="a631" text:class-names="">dasar</text:span><text:span text:style-name="a632" text:class-names=""><text:s text:c="1"/></text:span><text:span text:style-name="a633" text:class-names="">filsafat</text:span><text:span text:style-name="a634" text:class-names=""><text:s text:c="1"/>negara<text:s text:c="1"/></text:span><text:span text:style-name="a635" text:class-names="">serta</text:span><text:span text:style-name="a636" text:class-names=""><text:s text:c="1"/></text:span><text:span text:style-name="a637" text:class-names="">sebagai</text:span><text:span text:style-name="a638" text:class-names=""><text:s text:c="1"/></text:span><text:span text:style-name="a639" text:class-names="">filsafat</text:span><text:span text:style-name="a640" text:class-names=""><text:s text:c="1"/></text:span><text:span text:style-name="a641" text:class-names="">hidup</text:span><text:span text:style-name="a642" text:class-names=""><text:s text:c="1"/></text:span><text:span text:style-name="a643" text:class-names="">bangsa</text:span><text:span text:style-name="a644" text:class-names=""><text:s text:c="1"/>Indonesia pada<text:s text:c="1"/></text:span><text:span text:style-name="a645" text:class-names="">hakikatnya</text:span><text:span text:style-name="a646" text:class-names=""><text:s text:c="1"/></text:span><text:span text:style-name="a647" text:class-names="">merupakan</text:span><text:span text:style-name="a648" text:class-names=""><text:s text:c="1"/></text:span><text:span text:style-name="a649" text:class-names="">suatu</text:span><text:span text:style-name="a650" text:class-names=""><text:s text:c="1"/></text:span><text:span text:style-name="a651" text:class-names="">nilai</text:span><text:span text:style-name="a652" text:class-names=""><text:s text:c="1"/></text:span><text:span text:style-name="a653" text:class-names="">nilai-nilai</text:span><text:span text:style-name="a654" text:class-names=""><text:s text:c="1"/>yang<text:s text:c="1"/></text:span><text:span text:style-name="a655" text:class-names="">bersifat</text:span><text:span text:style-name="a656" text:class-names=""><text:s text:c="1"/></text:span><text:span text:style-name="a657" text:class-names="">sistematis</text:span><text:span text:style-name="a658" text:class-names="">. Oleh<text:s text:c="1"/></text:span><text:span text:style-name="a659" text:class-names="">karena</text:span><text:span text:style-name="a660" text:class-names=""><text:s text:c="1"/></text:span><text:span text:style-name="a661" text:class-names="">itu</text:span><text:span text:style-name="a662" text:class-names=""><text:s text:c="1"/></text:span><text:span text:style-name="a663" text:class-names="">sebagai</text:span><text:span text:style-name="a664" text:class-names=""><text:s text:c="1"/></text:span><text:span text:style-name="a665" text:class-names="">suatu</text:span><text:span text:style-name="a666" text:class-names=""><text:s text:c="1"/></text:span><text:span text:style-name="a667" text:class-names="">dasar</text:span><text:span text:style-name="a668" text:class-names=""><text:s text:c="1"/></text:span><text:span text:style-name="a669" text:class-names="">filsafat</text:span><text:span text:style-name="a670" text:class-names=""><text:s text:c="1"/></text:span><text:span text:style-name="a671" text:class-names="">maka</text:span><text:span text:style-name="a672" text:class-names=""><text:s text:c="1"/></text:span><text:span text:style-name="a673" text:class-names="">sila-sila</text:span><text:span text:style-name="a674" text:class-names=""><text:s text:c="1"/>Pancasila<text:s text:c="1"/></text:span><text:span text:style-name="a675" text:class-names="">merupakan</text:span><text:span text:style-name="a676" text:class-names=""><text:s text:c="1"/></text:span><text:span text:style-name="a677" text:class-names="">suatu</text:span><text:span text:style-name="a678" text:class-names=""><text:s text:c="1"/></text:span><text:span text:style-name="a679" text:class-names="">kesatuan</text:span><text:span text:style-name="a680" text:class-names=""><text:s text:c="1"/>yang<text:s text:c="1"/></text:span><text:span text:style-name="a681" text:class-names="">bulat</text:span><text:span text:style-name="a682" text:class-names="">,<text:s text:c="1"/></text:span><text:span text:style-name="a683" text:class-names="">hierarkis</text:span><text:span text:style-name="a684" text:class-names=""><text:s text:c="1"/>dan<text:s text:c="1"/></text:span><text:span text:style-name="a685" text:class-names="">sistematis</text:span><text:span text:style-name="a686" text:class-names="">.<text:s text:c="1"/></text:span><text:span text:style-name="a687" text:class-names="">Dalam</text:span><text:span text:style-name="a688" text:class-names=""><text:s text:c="1"/></text:span><text:span text:style-name="a689" text:class-names="">pengertian</text:span><text:span text:style-name="a690" text:class-names=""><text:s text:c="1"/></text:span><text:span text:style-name="a691" text:class-names="">inilah</text:span><text:span text:style-name="a692" text:class-names=""><text:s text:c="1"/></text:span><text:span text:style-name="a693" text:class-names="">maka</text:span><text:span text:style-name="a694" text:class-names=""><text:s text:c="1"/></text:span><text:span text:style-name="a695" text:class-names="">sila-sila</text:span><text:span text:style-name="a696" text:class-names=""><text:s text:c="1"/></text:span><text:span text:style-name="a697" text:class-names="">dalam</text:span><text:span text:style-name="a698" text:class-names=""><text:s text:c="1"/>Pancasila<text:s text:c="1"/></text:span><text:span text:style-name="a699" text:class-names="">merupakan</text:span><text:span text:style-name="a700" text:class-names=""><text:s text:c="1"/></text:span><text:span text:style-name="a701" text:class-names="">suatu</text:span><text:span text:style-name="a702" text:class-names=""><text:s text:c="1"/>system<text:s text:c="1"/></text:span><text:span text:style-name="a703" text:class-names="">filsafat</text:span><text:span text:style-name="a704" text:class-names="">. Oleh<text:s text:c="1"/></text:span><text:span text:style-name="a705" text:class-names="">karena</text:span><text:span text:style-name="a706" text:class-names=""><text:s text:c="1"/></text:span><text:span text:style-name="a707" text:class-names="">merupakan</text:span><text:span text:style-name="a708" text:class-names=""><text:s text:c="1"/></text:span><text:span text:style-name="a709" text:class-names="">suatu</text:span><text:span text:style-name="a710" text:class-names=""><text:s text:c="1"/>system<text:s text:c="1"/></text:span><text:span text:style-name="a711" text:class-names="">filsafat</text:span><text:span text:style-name="a712" text:class-names=""><text:s text:c="1"/></text:span><text:span text:style-name="a713" text:class-names="">maka</text:span><text:span text:style-name="a714" text:class-names=""><text:s text:c="1"/></text:span><text:span text:style-name="a715" text:class-names="">kelima</text:span><text:span text:style-name="a716" text:class-names=""><text:s text:c="1"/></text:span><text:span text:style-name="a717" text:class-names="">sila</text:span><text:span text:style-name="a718" text:class-names=""><text:s text:c="1"/></text:span><text:span text:style-name="a719" text:class-names="">bukan</text:span><text:span text:style-name="a720" text:class-names=""><text:s text:c="1"/></text:span><text:span text:style-name="a721" text:class-names="">terpisah-pisah</text:span><text:span text:style-name="a722" text:class-names=""><text:s text:c="1"/>dan<text:s text:c="1"/></text:span><text:span text:style-name="a723" text:class-names="">memiliki</text:span><text:span text:style-name="a724" text:class-names=""><text:s text:c="1"/></text:span><text:span text:style-name="a725" text:class-names="">makna</text:span><text:span text:style-name="a726" text:class-names=""><text:s text:c="1"/></text:span><text:span text:style-name="a727" text:class-names="">sendiri-sendiri</text:span><text:span text:style-name="a728" text:class-names="">,<text:s text:c="1"/></text:span><text:span text:style-name="a729" text:class-names="">melainkan</text:span><text:span text:style-name="a730" text:class-names=""><text:s text:c="1"/></text:span><text:span text:style-name="a731" text:class-names="">memiliki</text:span><text:span text:style-name="a732" text:class-names=""><text:s text:c="1"/></text:span><text:span text:style-name="a733" text:class-names="">esensi</text:span><text:span text:style-name="a734" text:class-names=""><text:s text:c="1"/></text:span><text:span text:style-name="a735" text:class-names="">makna</text:span><text:span text:style-name="a736" text:class-names=""><text:s text:c="1"/>yang<text:s text:c="1"/></text:span><text:span text:style-name="a737" text:class-names="">utuh</text:span><text:span text:style-name="a738" text:class-names="">.<text:s text:c="1"/></text:span></text:p>
              </text:list-item>
            </text:list>
          </draw:text-box>
          <svg:title/>
          <svg:desc/>
        </draw:frame>
      </draw:page>
      <draw:page draw:name="Slide2" draw:style-name="a743" draw:master-page-name="Master1-Layout2-obj-Title-and-Content" presentation:presentation-page-layout-name="Master1-PPL2" draw:id="Slide-257">
        <draw:frame draw:id="id208" presentation:style-name="a746" draw:name="Title 1" svg:x="1.48438in" svg:y="1.30595in" svg:width="10.5in" svg:height="1.42593in" presentation:class="title" presentation:placeholder="false">
          <draw:text-box>
            <text:p text:style-name="a745" text:class-names="" text:cond-style-name=""><text:span text:style-name="a744" text:class-names="">DASAR PEMIKIRAN FILOSOFIS DARI SILA-SILA PANCASILA SEBAGAI DASAR <text:s text:c="1"/>FILSAFAT NEGARA ADALAH SEBAGAI BERIKUT:</text:span></text:p>
          </draw:text-box>
          <svg:title/>
          <svg:desc/>
        </draw:frame>
        <draw:frame draw:id="id209" presentation:style-name="a753" draw:name="Content Placeholder 2" svg:x="1.41667in" svg:y="2.96007in" svg:width="10.56771in" svg:height="3.4652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Pancasila sebagai filsafat bangsa dan negara Republic Indonesia, <text:s text:c="1"/>mengandung makna bahwa dalam setiap aspek kehidupan, kebangsaan, kemasyarakatan, serta kenegaraan harus berdasarkan nilai-nilai Ketuhanan, Kemanusiaan, Persatuan, Kerakyatan dan Keadilan.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Pemikiran filsafat kenegaraan bertolak dari suatu pandangan bahwa negara adalah merupakan suatu persekutuan hidup manusia atau organisasi kemasyarakatan dalam hidup manusia (legal society) atau masyarakat hukum</text:span></text:p>
              </text:list-item>
            </text:list>
          </draw:text-box>
          <svg:title/>
          <svg:desc/>
        </draw:frame>
      </draw:page>
      <draw:page draw:name="Slide6" draw:style-name="a755" draw:master-page-name="Master1-Layout2-obj-Title-and-Content" presentation:presentation-page-layout-name="Master1-PPL2" draw:id="Slide-261">
        <draw:frame draw:id="id210" presentation:style-name="a948" draw:name="Content Placeholder 2" svg:x="1.35516in" svg:y="1.39855in" svg:width="10.80426in" svg:height="5.17817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756" text:class-names="">Negara yang<text:s text:c="1"/></text:span><text:span text:style-name="a757" text:class-names="">didirikan</text:span><text:span text:style-name="a758" text:class-names=""><text:s text:c="1"/>oleh<text:s text:c="1"/></text:span><text:span text:style-name="a759" text:class-names="">manusia</text:span><text:span text:style-name="a760" text:class-names=""><text:s text:c="1"/></text:span><text:span text:style-name="a761" text:class-names="">berdasarkan</text:span><text:span text:style-name="a762" text:class-names=""><text:s text:c="1"/>pada<text:s text:c="1"/></text:span><text:span text:style-name="a763" text:class-names="">kodrat</text:span><text:span text:style-name="a764" text:class-names=""><text:s text:c="1"/></text:span><text:span text:style-name="a765" text:class-names="">bahwa</text:span><text:span text:style-name="a766" text:class-names=""><text:s text:c="1"/></text:span><text:span text:style-name="a767" text:class-names="">manusia</text:span><text:span text:style-name="a768" text:class-names=""><text:s text:c="1"/></text:span><text:span text:style-name="a769" text:class-names="">sebagai</text:span><text:span text:style-name="a770" text:class-names=""><text:s text:c="1"/></text:span><text:span text:style-name="a771" text:class-names="">warga</text:span><text:span text:style-name="a772" text:class-names=""><text:s text:c="1"/></text:span><text:span text:style-name="a773" text:class-names="">dari</text:span><text:span text:style-name="a774" text:class-names=""><text:s text:c="1"/>negara<text:s text:c="1"/></text:span><text:span text:style-name="a775" text:class-names="">sebagai</text:span><text:span text:style-name="a776" text:class-names=""><text:s text:c="1"/></text:span><text:span text:style-name="a777" text:class-names="">persekutuan</text:span><text:span text:style-name="a778" text:class-names=""><text:s text:c="1"/></text:span><text:span text:style-name="a779" text:class-names="">hidup</text:span><text:span text:style-name="a780" text:class-names=""><text:s text:c="1"/></text:span><text:span text:style-name="a781" text:class-names="">adalah</text:span><text:span text:style-name="a782" text:class-names=""><text:s text:c="1"/></text:span><text:span text:style-name="a783" text:class-names="">berkedudukan</text:span><text:span text:style-name="a784" text:class-names=""><text:s text:c="1"/></text:span><text:span text:style-name="a785" text:class-names="">kodrat</text:span><text:span text:style-name="a786" text:class-names=""><text:s text:c="1"/></text:span><text:span text:style-name="a787" text:class-names="">manusia</text:span><text:span text:style-name="a788" text:class-names=""><text:s text:c="1"/></text:span><text:span text:style-name="a789" text:class-names="">sebagai</text:span><text:span text:style-name="a790" text:class-names=""><text:s text:c="1"/></text:span><text:span text:style-name="a791" text:class-names="">makhluk</text:span><text:span text:style-name="a792" text:class-names=""><text:s text:c="1"/></text:span><text:span text:style-name="a793" text:class-names="">Tuhan</text:span><text:span text:style-name="a794" text:class-names=""><text:s text:c="1"/>yang<text:s text:c="1"/></text:span><text:span text:style-name="a795" text:class-names="">Maha</text:span><text:span text:style-name="a796" text:class-names=""><text:s text:c="1"/></text:span><text:span text:style-name="a797" text:class-names="">Esa</text:span><text:span text:style-name="a798" text:class-names=""><text:s text:c="1"/>(</text:span><text:span text:style-name="a799" text:class-names="">hakikat</text:span><text:span text:style-name="a800" text:class-names=""><text:s text:c="1"/></text:span><text:span text:style-name="a801" text:class-names="">sila</text:span><text:span text:style-name="a802" text:class-names=""><text:s text:c="1"/></text:span><text:span text:style-name="a803" text:class-names="">pertama</text:span><text:span text:style-name="a804" text:class-names="">)</text:span></text:p>
              </text:list-item>
            </text:list>
            <text:list text:style-name="a860">
              <text:list-item>
                <text:p text:style-name="a859" text:class-names="" text:cond-style-name=""><text:span text:style-name="a807" text:class-names="">Negara yang<text:s text:c="1"/></text:span><text:span text:style-name="a808" text:class-names="">merupakan</text:span><text:span text:style-name="a809" text:class-names=""><text:s text:c="1"/></text:span><text:span text:style-name="a810" text:class-names="">persekutuan</text:span><text:span text:style-name="a811" text:class-names=""><text:s text:c="1"/></text:span><text:span text:style-name="a812" text:class-names="">hidup</text:span><text:span text:style-name="a813" text:class-names=""><text:s text:c="1"/></text:span><text:span text:style-name="a814" text:class-names="">manusia</text:span><text:span text:style-name="a815" text:class-names=""><text:s text:c="1"/></text:span><text:span text:style-name="a816" text:class-names="">sebagai</text:span><text:span text:style-name="a817" text:class-names=""><text:s text:c="1"/></text:span><text:span text:style-name="a818" text:class-names="">makhluk</text:span><text:span text:style-name="a819" text:class-names=""><text:s text:c="1"/></text:span><text:span text:style-name="a820" text:class-names="">Tuhan</text:span><text:span text:style-name="a821" text:class-names=""><text:s text:c="1"/>Yang<text:s text:c="1"/></text:span><text:span text:style-name="a822" text:class-names="">Maha</text:span><text:span text:style-name="a823" text:class-names=""><text:s text:c="1"/></text:span><text:span text:style-name="a824" text:class-names="">Esa</text:span><text:span text:style-name="a825" text:class-names="">, pada<text:s text:c="1"/></text:span><text:span text:style-name="a826" text:class-names="">hakikatnya</text:span><text:span text:style-name="a827" text:class-names=""><text:s text:c="1"/></text:span><text:span text:style-name="a828" text:class-names="">bertujuan</text:span><text:span text:style-name="a829" text:class-names=""><text:s text:c="1"/></text:span><text:span text:style-name="a830" text:class-names="">untuk</text:span><text:span text:style-name="a831" text:class-names=""><text:s text:c="1"/></text:span><text:span text:style-name="a832" text:class-names="">mewujudkan</text:span><text:span text:style-name="a833" text:class-names=""><text:s text:c="1"/></text:span><text:span text:style-name="a834" text:class-names="">harkat</text:span><text:span text:style-name="a835" text:class-names=""><text:s text:c="1"/>dan <text:s text:c="1"/></text:span><text:span text:style-name="a836" text:class-names="">martabat</text:span><text:span text:style-name="a837" text:class-names=""><text:s text:c="1"/></text:span><text:span text:style-name="a838" text:class-names="">manusia</text:span><text:span text:style-name="a839" text:class-names=""><text:s text:c="1"/></text:span><text:span text:style-name="a840" text:class-names="">sebagai</text:span><text:span text:style-name="a841" text:class-names=""><text:s text:c="1"/></text:span><text:span text:style-name="a842" text:class-names="">makhluk</text:span><text:span text:style-name="a843" text:class-names=""><text:s text:c="1"/>yang<text:s text:c="1"/></text:span><text:span text:style-name="a844" text:class-names="">berbudaya</text:span><text:span text:style-name="a845" text:class-names=""><text:s text:c="1"/></text:span><text:span text:style-name="a846" text:class-names="">atau</text:span><text:span text:style-name="a847" text:class-names=""><text:s text:c="1"/></text:span><text:span text:style-name="a848" text:class-names="">makhluk</text:span><text:span text:style-name="a849" text:class-names=""><text:s text:c="1"/></text:span><text:span text:style-name="a850" text:class-names="">yang<text:s text:c="1"/></text:span><text:span text:style-name="a851" text:class-names="">beradab</text:span><text:span text:style-name="a852" text:class-names=""><text:s text:c="2"/>(</text:span><text:span text:style-name="a853" text:class-names="">hakikat</text:span><text:span text:style-name="a854" text:class-names=""><text:s text:c="1"/></text:span><text:span text:style-name="a855" text:class-names="">sila</text:span><text:span text:style-name="a856" text:class-names=""><text:s text:c="1"/></text:span><text:span text:style-name="a857" text:class-names="">kedua</text:span><text:span text:style-name="a858" text:class-names="">)</text:span></text:p>
              </text:list-item>
            </text:list>
            <text:list text:style-name="a904">
              <text:list-item>
                <text:p text:style-name="a903" text:class-names="" text:cond-style-name=""><text:span text:style-name="a861" text:class-names="">Terwujudnya</text:span><text:span text:style-name="a862" text:class-names=""><text:s text:c="1"/></text:span><text:span text:style-name="a863" text:class-names="">s</text:span><text:span text:style-name="a864" text:class-names="">uatu</text:span><text:span text:style-name="a865" text:class-names=""><text:s text:c="1"/>negara</text:span><text:span text:style-name="a866" text:class-names=""><text:s text:c="1"/></text:span><text:span text:style-name="a867" text:class-names="">sebagai</text:span><text:span text:style-name="a868" text:class-names=""><text:s text:c="1"/></text:span><text:span text:style-name="a869" text:class-names="">organisasi</text:span><text:span text:style-name="a870" text:class-names=""><text:s text:c="1"/></text:span><text:span text:style-name="a871" text:class-names="">hidup</text:span><text:span text:style-name="a872" text:class-names=""><text:s text:c="1"/></text:span><text:span text:style-name="a873" text:class-names="">manusia</text:span><text:span text:style-name="a874" text:class-names=""><text:s text:c="1"/></text:span><text:span text:style-name="a875" text:class-names="">maka</text:span><text:span text:style-name="a876" text:class-names=""><text:s text:c="1"/></text:span><text:span text:style-name="a877" text:class-names="">harus</text:span><text:span text:style-name="a878" text:class-names=""><text:s text:c="1"/></text:span><text:span text:style-name="a879" text:class-names="">membentuk</text:span><text:span text:style-name="a880" text:class-names=""><text:s text:c="1"/></text:span><text:span text:style-name="a881" text:class-names="">persatuan</text:span><text:span text:style-name="a882" text:class-names=""><text:s text:c="1"/></text:span><text:span text:style-name="a883" text:class-names="">ikatan</text:span><text:span text:style-name="a884" text:class-names=""><text:s text:c="1"/></text:span><text:span text:style-name="a885" text:class-names="">hidup</text:span><text:span text:style-name="a886" text:class-names=""><text:s text:c="1"/></text:span><text:span text:style-name="a887" text:class-names="">bersama</text:span><text:span text:style-name="a888" text:class-names=""><text:s text:c="1"/></text:span><text:span text:style-name="a889" text:class-names="">sebagai</text:span><text:span text:style-name="a890" text:class-names=""><text:s text:c="1"/></text:span><text:span text:style-name="a891" text:class-names="">suatu</text:span><text:span text:style-name="a892" text:class-names=""><text:s text:c="1"/></text:span><text:span text:style-name="a893" text:class-names="">bangsa</text:span><text:span text:style-name="a894" text:class-names=""><text:s text:c="1"/>(</text:span><text:span text:style-name="a895" text:class-names="">hakikat</text:span><text:span text:style-name="a896" text:class-names=""><text:s text:c="1"/></text:span><text:span text:style-name="a897" text:class-names="">sila</text:span><text:span text:style-name="a898" text:class-names=""><text:s text:c="1"/></text:span><text:span text:style-name="a899" text:class-names="">ke</text:span><text:span text:style-name="a900" text:class-names=""><text:s text:c="1"/></text:span><text:span text:style-name="a901" text:class-names="">tiga</text:span><text:span text:style-name="a902" text:class-names="">)</text:span></text:p>
              </text:list-item>
            </text:list>
            <text:list text:style-name="a944">
              <text:list-item>
                <text:p text:style-name="a943" text:class-names="" text:cond-style-name=""><text:span text:style-name="a905" text:class-names="">Negara<text:s text:c="1"/></text:span><text:span text:style-name="a906" text:class-names="">harus</text:span><text:span text:style-name="a907" text:class-names=""><text:s text:c="1"/></text:span><text:span text:style-name="a908" text:class-names="">bersifat</text:span><text:span text:style-name="a909" text:class-names=""><text:s text:c="1"/></text:span><text:span text:style-name="a910" text:class-names="">Demokratis</text:span><text:span text:style-name="a911" text:class-names=""><text:s text:c="1"/></text:span><text:span text:style-name="a912" text:class-names="">hak</text:span><text:span text:style-name="a913" text:class-names=""><text:s text:c="1"/></text:span><text:span text:style-name="a914" text:class-names="">serta</text:span><text:span text:style-name="a915" text:class-names=""><text:s text:c="1"/></text:span><text:span text:style-name="a916" text:class-names="">kekuasaan</text:span><text:span text:style-name="a917" text:class-names=""><text:s text:c="1"/></text:span><text:span text:style-name="a918" text:class-names="">rakyat</text:span><text:span text:style-name="a919" text:class-names=""><text:s text:c="1"/></text:span><text:span text:style-name="a920" text:class-names="">harus</text:span><text:span text:style-name="a921" text:class-names=""><text:s text:c="1"/></text:span><text:span text:style-name="a922" text:class-names="">dijamin</text:span><text:span text:style-name="a923" text:class-names=""><text:s text:c="1"/></text:span><text:span text:style-name="a924" text:class-names="">baik</text:span><text:span text:style-name="a925" text:class-names=""><text:s text:c="1"/></text:span><text:span text:style-name="a926" text:class-names="">sebagai</text:span><text:span text:style-name="a927" text:class-names=""><text:s text:c="1"/></text:span><text:span text:style-name="a928" text:class-names="">individu</text:span><text:span text:style-name="a929" text:class-names=""><text:s text:c="1"/></text:span><text:span text:style-name="a930" text:class-names="">maupun</text:span><text:span text:style-name="a931" text:class-names=""><text:s text:c="1"/></text:span><text:span text:style-name="a932" text:class-names="">secara</text:span><text:span text:style-name="a933" text:class-names=""><text:s text:c="1"/>Bersama (</text:span><text:span text:style-name="a934" text:class-names="">hakikat</text:span><text:span text:style-name="a935" text:class-names=""><text:s text:c="1"/></text:span><text:span text:style-name="a936" text:class-names="">sila</text:span><text:span text:style-name="a937" text:class-names=""><text:s text:c="1"/></text:span><text:span text:style-name="a938" text:class-names="">ke</text:span><text:span text:style-name="a939" text:class-names=""><text:s text:c="1"/></text:span><text:span text:style-name="a940" text:class-names="">empat</text:span><text:span text:style-name="a941" text:class-names="">).<text:s text:c="1"/></text:span><text:span text:style-name="a942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</draw:page>
      <draw:page draw:name="Slide7" draw:style-name="a950" draw:master-page-name="Master1-Layout2-obj-Title-and-Content" presentation:presentation-page-layout-name="Master1-PPL2" draw:id="Slide-262">
        <draw:frame draw:id="id211" presentation:style-name="a954" draw:name="Title 1" svg:x="1.41667in" svg:y="1.22624in" svg:width="10.5in" svg:height="1.42593in" presentation:class="title" presentation:placeholder="false">
          <draw:text-box>
            <text:p text:style-name="a953" text:class-names="" text:cond-style-name=""><text:span text:style-name="a951" text:class-names="">NILAI-NILAI PANCASILA SECARA KAUSALITAS</text:span><text:span text:style-name="a952" text:class-names=""/></text:p>
          </draw:text-box>
          <svg:title/>
          <svg:desc/>
        </draw:frame>
        <draw:frame draw:id="id212" presentation:style-name="a970" draw:name="Content Placeholder 2" svg:x="1.41667in" svg:y="2.79629in" svg:width="10.5in" svg:height="3.62963in" presentation:class="outline" presentation:placeholder="false">
          <draw:text-box>
            <text:list text:style-name="a957">
              <text:list-item>
                <text:list text:style-name="a957">
                  <text:list-item>
                    <text:list text:style-name="a957">
                      <text:list-item>
                        <text:list text:style-name="a957">
                          <text:list-item>
                            <text:list text:style-name="a957">
                              <text:list-item>
                                <text:list text:style-name="a957">
                                  <text:list-item>
                                    <text:list text:style-name="a957">
                                      <text:list-item>
                                        <text:list text:style-name="a957">
                                          <text:list-item>
                                            <text:p text:style-name="a956" text:class-names="" text:cond-style-name=""><text:span text:style-name="a955" text:class-names="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list text:style-name="a960">
                      <text:list-item>
                        <text:list text:style-name="a960">
                          <text:list-item>
                            <text:list text:style-name="a960">
                              <text:list-item>
                                <text:list text:style-name="a960">
                                  <text:list-item>
                                    <text:list text:style-name="a960">
                                      <text:list-item>
                                        <text:list text:style-name="a960">
                                          <text:list-item>
                                            <text:p text:style-name="a959" text:class-names="" text:cond-style-name=""><text:span text:style-name="a958" text:class-names="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list text:style-name="a963">
                          <text:list-item>
                            <text:list text:style-name="a963">
                              <text:list-item>
                                <text:list text:style-name="a963">
                                  <text:list-item>
                                    <text:list text:style-name="a963">
                                      <text:list-item>
                                        <text:list text:style-name="a963">
                                          <text:list-item>
                                            <text:p text:style-name="a962" text:class-names="" text:cond-style-name=""><text:span text:style-name="a961" text:class-names="">1. BERSIFAT OBJEKTIF<text:s text:c="1"/>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list text:style-name="a966">
                          <text:list-item>
                            <text:p text:style-name="a965" text:class-names="" text:cond-style-name=""><text:span text:style-name="a96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list text:style-name="a969">
                      <text:list-item>
                        <text:list text:style-name="a969">
                          <text:list-item>
                            <text:list text:style-name="a969">
                              <text:list-item>
                                <text:list text:style-name="a969">
                                  <text:list-item>
                                    <text:list text:style-name="a969">
                                      <text:list-item>
                                        <text:list text:style-name="a969">
                                          <text:list-item>
                                            <text:p text:style-name="a968" text:class-names="" text:cond-style-name=""><text:span text:style-name="a967" text:class-names="">2. BERSIFAT SUBJEKTIF<text:s text:c="1"/>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972" draw:master-page-name="Master1-Layout2-obj-Title-and-Content" presentation:presentation-page-layout-name="Master1-PPL2" draw:id="Slide-259">
        <draw:frame draw:id="id213" presentation:style-name="a976" draw:name="Title 1" svg:x="1.41667in" svg:y="1.07407in" svg:width="10.5in" svg:height="1.42593in" presentation:class="title" presentation:placeholder="false">
          <draw:text-box>
            <text:p text:style-name="a975" text:class-names="" text:cond-style-name=""><text:span text:style-name="a973" text:class-names="">NILAI-NILAI PANCASILA BERSIFAT OBJEKTIF</text:span><text:span text:style-name="a974" text:class-names=""/></text:p>
          </draw:text-box>
          <svg:title/>
          <svg:desc/>
        </draw:frame>
        <draw:frame draw:id="id214" presentation:style-name="a1103" draw:name="Content Placeholder 2" svg:x="1.41667in" svg:y="2.79629in" svg:width="10.5in" svg:height="3.62963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977" text:class-names="">1.<text:s text:c="1"/></text:span><text:span text:style-name="a978" text:class-names="">Rumusan</text:span><text:span text:style-name="a979" text:class-names=""><text:s text:c="1"/></text:span><text:span text:style-name="a980" text:class-names="">dari</text:span><text:span text:style-name="a981" text:class-names=""><text:s text:c="1"/></text:span><text:span text:style-name="a982" text:class-names="">sila-sila</text:span><text:span text:style-name="a983" text:class-names=""><text:s text:c="1"/>Pancasila<text:s text:c="1"/></text:span><text:span text:style-name="a984" text:class-names="">itu</text:span><text:span text:style-name="a985" text:class-names=""><text:s text:c="1"/></text:span><text:span text:style-name="a986" text:class-names="">sendiri</text:span><text:span text:style-name="a987" text:class-names=""><text:s text:c="1"/></text:span><text:span text:style-name="a988" text:class-names="">sebenarnya</text:span><text:span text:style-name="a989" text:class-names=""><text:s text:c="1"/></text:span><text:span text:style-name="a990" text:class-names="">hakikat</text:span><text:span text:style-name="a991" text:class-names=""><text:s text:c="1"/></text:span><text:span text:style-name="a992" text:class-names="">maknanya</text:span><text:span text:style-name="a993" text:class-names=""><text:s text:c="1"/>yang<text:s text:c="1"/></text:span><text:span text:style-name="a994" text:class-names="">terdalam</text:span><text:span text:style-name="a995" text:class-names=""><text:s text:c="1"/></text:span><text:span text:style-name="a996" text:class-names="">menunjukkan</text:span><text:span text:style-name="a997" text:class-names=""><text:s text:c="1"/></text:span><text:span text:style-name="a998" text:class-names="">adanya</text:span><text:span text:style-name="a999" text:class-names=""><text:s text:c="1"/></text:span><text:span text:style-name="a1000" text:class-names="">sifat-sifat</text:span><text:span text:style-name="a1001" text:class-names=""><text:s text:c="1"/>yang<text:s text:c="1"/></text:span><text:span text:style-name="a1002" text:class-names="">umumnya</text:span><text:span text:style-name="a1003" text:class-names=""><text:s text:c="1"/>universal dan<text:s text:c="1"/></text:span><text:span text:style-name="a1004" text:class-names="">abstrak</text:span><text:span text:style-name="a1005" text:class-names="">,</text:span><text:span text:style-name="a1006" text:class-names=""><text:s text:c="1"/></text:span><text:span text:style-name="a1007" text:class-names="">karena</text:span><text:span text:style-name="a1008" text:class-names=""><text:s text:c="1"/></text:span><text:span text:style-name="a1009" text:class-names="">merupakan</text:span><text:span text:style-name="a1010" text:class-names=""><text:s text:c="1"/></text:span><text:span text:style-name="a1011" text:class-names="">suatu</text:span><text:span text:style-name="a1012" text:class-names=""><text:s text:c="1"/></text:span><text:span text:style-name="a1013" text:class-names="">nilai</text:span><text:span text:style-name="a1014" text:class-names=""/></text:p>
              </text:list-item>
            </text:list>
            <text:list text:style-name="a1062">
              <text:list-item>
                <text:p text:style-name="a1061" text:class-names="" text:cond-style-name=""><text:span text:style-name="a1017" text:class-names="">Inti<text:s text:c="1"/></text:span><text:span text:style-name="a1018" text:class-names="">nilai-nilai</text:span><text:span text:style-name="a1019" text:class-names=""><text:s text:c="1"/></text:span><text:span text:style-name="a1020" text:class-names="">Pancasila<text:s text:c="1"/></text:span><text:span text:style-name="a1021" text:class-names="">akan</text:span><text:span text:style-name="a1022" text:class-names=""><text:s text:c="1"/></text:span><text:span text:style-name="a1023" text:class-names="">tetap</text:span><text:span text:style-name="a1024" text:class-names=""><text:s text:c="1"/></text:span><text:span text:style-name="a1025" text:class-names="">ada</text:span><text:span text:style-name="a1026" text:class-names=""><text:s text:c="1"/></text:span><text:span text:style-name="a1027" text:class-names="">sepanjang</text:span><text:span text:style-name="a1028" text:class-names=""><text:s text:c="1"/></text:span><text:span text:style-name="a1029" text:class-names="">masa</text:span><text:span text:style-name="a1030" text:class-names=""><text:s text:c="1"/></text:span><text:span text:style-name="a1031" text:class-names="">dalam</text:span><text:span text:style-name="a1032" text:class-names=""><text:s text:c="1"/></text:span><text:span text:style-name="a1033" text:class-names="">kehidupan</text:span><text:span text:style-name="a1034" text:class-names=""><text:s text:c="1"/></text:span><text:span text:style-name="a1035" text:class-names="">bangsa</text:span><text:span text:style-name="a1036" text:class-names=""><text:s text:c="1"/>Indonesia dan<text:s text:c="1"/></text:span><text:span text:style-name="a1037" text:class-names="">mungkin</text:span><text:span text:style-name="a1038" text:class-names=""><text:s text:c="1"/>juga pada<text:s text:c="1"/></text:span><text:span text:style-name="a1039" text:class-names="">bangsa</text:span><text:span text:style-name="a1040" text:class-names=""><text:s text:c="1"/>lain<text:s text:c="1"/></text:span><text:span text:style-name="a1041" text:class-names="">baik</text:span><text:span text:style-name="a1042" text:class-names=""><text:s text:c="1"/></text:span><text:span text:style-name="a1043" text:class-names="">dalam</text:span><text:span text:style-name="a1044" text:class-names=""><text:s text:c="1"/></text:span><text:span text:style-name="a1045" text:class-names="">adat</text:span><text:span text:style-name="a1046" text:class-names=""><text:s text:c="1"/></text:span><text:span text:style-name="a1047" text:class-names="">kebiasaan</text:span><text:span text:style-name="a1048" text:class-names="">,<text:s text:c="1"/></text:span><text:span text:style-name="a1049" text:class-names="">kebudayaan</text:span><text:span text:style-name="a1050" text:class-names="">,<text:s text:c="1"/></text:span><text:span text:style-name="a1051" text:class-names="">kenegaraan</text:span><text:span text:style-name="a1052" text:class-names=""><text:s text:c="1"/></text:span><text:span text:style-name="a1053" text:class-names="">maupun</text:span><text:span text:style-name="a1054" text:class-names=""><text:s text:c="1"/></text:span><text:span text:style-name="a1055" text:class-names="">dalam</text:span><text:span text:style-name="a1056" text:class-names=""><text:s text:c="1"/></text:span><text:span text:style-name="a1057" text:class-names="">kehidupan</text:span><text:span text:style-name="a1058" text:class-names=""><text:s text:c="1"/></text:span><text:span text:style-name="a1059" text:class-names="">keagamaan</text:span><text:span text:style-name="a1060" text:class-names="">.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63" text:class-names="">Pancasila yang<text:s text:c="1"/></text:span><text:span text:style-name="a1064" text:class-names="">terkandung</text:span><text:span text:style-name="a1065" text:class-names=""><text:s text:c="1"/></text:span><text:span text:style-name="a1066" text:class-names="">dalam</text:span><text:span text:style-name="a1067" text:class-names=""><text:s text:c="1"/></text:span><text:span text:style-name="a1068" text:class-names="">pembukaan</text:span><text:span text:style-name="a1069" text:class-names=""><text:s text:c="1"/>UUD 1945<text:s text:c="1"/></text:span><text:span text:style-name="a1070" text:class-names="">menurut</text:span><text:span text:style-name="a1071" text:class-names=""><text:s text:c="1"/></text:span><text:span text:style-name="a1072" text:class-names="">ilmu</text:span><text:span text:style-name="a1073" text:class-names=""><text:s text:c="1"/></text:span><text:span text:style-name="a1074" text:class-names="">hukum</text:span><text:span text:style-name="a1075" text:class-names=""><text:s text:c="1"/></text:span><text:span text:style-name="a1076" text:class-names="">memenuhi</text:span><text:span text:style-name="a1077" text:class-names=""><text:s text:c="1"/></text:span><text:span text:style-name="a1078" text:class-names="">syarat</text:span><text:span text:style-name="a1079" text:class-names=""><text:s text:c="1"/></text:span><text:span text:style-name="a1080" text:class-names="">sebagai</text:span><text:span text:style-name="a1081" text:class-names=""><text:s text:c="1"/></text:span><text:span text:style-name="a1082" text:class-names="">pokok</text:span><text:span text:style-name="a1083" text:class-names=""><text:s text:c="1"/></text:span><text:span text:style-name="a1084" text:class-names="">kaidah</text:span><text:span text:style-name="a1085" text:class-names=""><text:s text:c="1"/>yang fundamental<text:s text:c="1"/></text:span><text:span text:style-name="a1086" text:class-names="">sehingga</text:span><text:span text:style-name="a1087" text:class-names=""><text:s text:c="1"/></text:span><text:span text:style-name="a1088" text:class-names="">merupakan</text:span><text:span text:style-name="a1089" text:class-names=""><text:s text:c="1"/></text:span><text:span text:style-name="a1090" text:class-names="">suatu</text:span><text:span text:style-name="a1091" text:class-names=""><text:s text:c="1"/></text:span><text:span text:style-name="a1092" text:class-names="">sumber</text:span><text:span text:style-name="a1093" text:class-names=""><text:s text:c="1"/></text:span><text:span text:style-name="a1094" text:class-names="">hukum</text:span><text:span text:style-name="a1095" text:class-names=""><text:s text:c="1"/></text:span><text:span text:style-name="a1096" text:class-names="">positif</text:span><text:span text:style-name="a1097" text:class-names=""><text:s text:c="1"/>di Indonesia.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</draw:text-box>
          <svg:title/>
          <svg:desc/>
        </draw:frame>
      </draw:page>
      <draw:page draw:name="Slide8" draw:style-name="a1105" draw:master-page-name="Master1-Layout2-obj-Title-and-Content" presentation:presentation-page-layout-name="Master1-PPL2" draw:id="Slide-263">
        <draw:frame draw:id="id215" presentation:style-name="a1115" draw:name="Title 1" svg:x="1.41667in" svg:y="1.07407in" svg:width="10.5in" svg:height="1.42593in" presentation:class="title" presentation:placeholder="false">
          <draw:text-box>
            <text:p text:style-name="a1114" text:class-names="" text:cond-style-name=""><text:span text:style-name="a1106" text:class-names="">NILAI-NILAI</text:span><text:span text:style-name="a1107" text:class-names=""><text:s text:c="1"/></text:span><text:span text:style-name="a1108" text:class-names="">PANCASILA</text:span><text:span text:style-name="a1109" text:class-names=""><text:s text:c="1"/></text:span><text:span text:style-name="a1110" text:class-names="">BERSIFAT</text:span><text:span text:style-name="a1111" text:class-names=""><text:s text:c="1"/></text:span><text:span text:style-name="a1112" text:class-names="">SUBJEKTIF</text:span><text:span text:style-name="a1113" text:class-names=""/></text:p>
          </draw:text-box>
          <svg:title/>
          <svg:desc/>
        </draw:frame>
        <draw:frame draw:id="id216" presentation:style-name="a1268" draw:name="Content Placeholder 2" svg:x="1.41667in" svg:y="2.79629in" svg:width="10.5in" svg:height="3.62963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16" text:class-names="">1.<text:s text:c="1"/></text:span><text:span text:style-name="a1117" text:class-names="">Nilai-</text:span><text:span text:style-name="a1118" text:class-names="">nilai</text:span><text:span text:style-name="a1119" text:class-names=""><text:s text:c="1"/>Pancasila<text:s text:c="1"/></text:span><text:span text:style-name="a1120" text:class-names="">timbul</text:span><text:span text:style-name="a1121" text:class-names=""><text:s text:c="1"/></text:span><text:span text:style-name="a1122" text:class-names="">dari</text:span><text:span text:style-name="a1123" text:class-names=""><text:s text:c="1"/></text:span><text:span text:style-name="a1124" text:class-names="">bangsa</text:span><text:span text:style-name="a1125" text:class-names=""><text:s text:c="1"/>Indonesia<text:s text:c="1"/></text:span><text:span text:style-name="a1126" text:class-names="">sehingga</text:span><text:span text:style-name="a1127" text:class-names=""><text:s text:c="1"/></text:span><text:span text:style-name="a1128" text:class-names="">bangsa</text:span><text:span text:style-name="a1129" text:class-names=""><text:s text:c="1"/>Indonesia<text:s text:c="1"/></text:span><text:span text:style-name="a1130" text:class-names="">sebagai</text:span><text:span text:style-name="a1131" text:class-names=""><text:s text:c="1"/></text:span><text:span text:style-name="a1132" text:class-names="">kausa</text:span><text:span text:style-name="a1133" text:class-names=""><text:s text:c="1"/></text:span><text:span text:style-name="a1134" text:class-names="">materialis</text:span><text:span text:style-name="a1135" text:class-names="">. Nilai –</text:span><text:span text:style-name="a1136" text:class-names="">nilai</text:span><text:span text:style-name="a1137" text:class-names=""><text:s text:c="1"/></text:span><text:span text:style-name="a1138" text:class-names="">tersebut</text:span><text:span text:style-name="a1139" text:class-names=""><text:s text:c="1"/></text:span><text:span text:style-name="a1140" text:class-names="">sebagai</text:span><text:span text:style-name="a1141" text:class-names=""><text:s text:c="1"/></text:span><text:span text:style-name="a1142" text:class-names="">hasil</text:span><text:span text:style-name="a1143" text:class-names=""><text:s text:c="1"/></text:span><text:span text:style-name="a1144" text:class-names="">pemikiran</text:span><text:span text:style-name="a1145" text:class-names="">,<text:s text:c="1"/></text:span><text:span text:style-name="a1146" text:class-names="">penilaian</text:span><text:span text:style-name="a1147" text:class-names=""><text:s text:c="1"/></text:span><text:span text:style-name="a1148" text:class-names="">kritis</text:span><text:span text:style-name="a1149" text:class-names=""><text:s text:c="1"/></text:span><text:span text:style-name="a1150" text:class-names="">serta</text:span><text:span text:style-name="a1151" text:class-names=""><text:s text:c="1"/></text:span><text:span text:style-name="a1152" text:class-names="">hasil</text:span><text:span text:style-name="a1153" text:class-names=""><text:s text:c="1"/></text:span><text:span text:style-name="a1154" text:class-names="">refleksi</text:span><text:span text:style-name="a1155" text:class-names=""><text:s text:c="1"/></text:span><text:span text:style-name="a1156" text:class-names="">filosofus</text:span><text:span text:style-name="a1157" text:class-names=""><text:s text:c="1"/></text:span><text:span text:style-name="a1158" text:class-names="">bangsa</text:span><text:span text:style-name="a1159" text:class-names=""><text:s text:c="1"/>Indonesia.<text:s text:c="1"/>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162" text:class-names="">2. Nilai-</text:span><text:span text:style-name="a1163" text:class-names="">nilai</text:span><text:span text:style-name="a1164" text:class-names=""><text:s text:c="1"/>Pancasila<text:s text:c="1"/></text:span><text:span text:style-name="a1165" text:class-names="">merupakan</text:span><text:span text:style-name="a1166" text:class-names=""><text:s text:c="1"/></text:span><text:span text:style-name="a1167" text:class-names="">filsafat</text:span><text:span text:style-name="a1168" text:class-names=""><text:s text:c="1"/>(</text:span><text:span text:style-name="a1169" text:class-names="">pandangan</text:span><text:span text:style-name="a1170" text:class-names=""><text:s text:c="1"/></text:span><text:span text:style-name="a1171" text:class-names="">hidup</text:span><text:span text:style-name="a1172" text:class-names="">)<text:s text:c="1"/></text:span><text:span text:style-name="a1173" text:class-names="">bangsa</text:span><text:span text:style-name="a1174" text:class-names=""><text:s text:c="1"/>Indonesia<text:s text:c="1"/></text:span><text:span text:style-name="a1175" text:class-names="">sehingga</text:span><text:span text:style-name="a1176" text:class-names=""><text:s text:c="1"/></text:span><text:span text:style-name="a1177" text:class-names="">merupakan</text:span><text:span text:style-name="a1178" text:class-names=""><text:s text:c="1"/></text:span><text:span text:style-name="a1179" text:class-names="">jati</text:span><text:span text:style-name="a1180" text:class-names=""><text:s text:c="1"/></text:span><text:span text:style-name="a1181" text:class-names="">diri</text:span><text:span text:style-name="a1182" text:class-names=""><text:s text:c="1"/></text:span><text:span text:style-name="a1183" text:class-names="">bangsa</text:span><text:span text:style-name="a1184" text:class-names="">, yang<text:s text:c="1"/></text:span><text:span text:style-name="a1185" text:class-names="">diyakini</text:span><text:span text:style-name="a1186" text:class-names=""><text:s text:c="1"/></text:span><text:span text:style-name="a1187" text:class-names="">sebagai</text:span><text:span text:style-name="a1188" text:class-names=""><text:s text:c="1"/></text:span><text:span text:style-name="a1189" text:class-names="">sumber</text:span><text:span text:style-name="a1190" text:class-names=""><text:s text:c="1"/></text:span><text:span text:style-name="a1191" text:class-names="">nilai</text:span><text:span text:style-name="a1192" text:class-names=""><text:s text:c="1"/></text:span><text:span text:style-name="a1193" text:class-names="">atas</text:span><text:span text:style-name="a1194" text:class-names=""><text:s text:c="1"/></text:span><text:span text:style-name="a1195" text:class-names="">kebenaran</text:span><text:span text:style-name="a1196" text:class-names="">,<text:s text:c="1"/></text:span><text:span text:style-name="a1197" text:class-names="">kebaikan</text:span><text:span text:style-name="a1198" text:class-names="">,<text:s text:c="1"/></text:span><text:span text:style-name="a1199" text:class-names="">keadilan</text:span><text:span text:style-name="a1200" text:class-names="">, dan<text:s text:c="1"/></text:span><text:span text:style-name="a1201" text:class-names="">kebijaksanaan</text:span><text:span text:style-name="a1202" text:class-names=""><text:s text:c="1"/></text:span><text:span text:style-name="a1203" text:class-names="">dalam</text:span><text:span text:style-name="a1204" text:class-names=""><text:s text:c="1"/></text:span><text:span text:style-name="a1205" text:class-names="">hidup</text:span><text:span text:style-name="a1206" text:class-names=""><text:s text:c="1"/></text:span><text:span text:style-name="a1207" text:class-names="">bermasyarakat</text:span><text:span text:style-name="a1208" text:class-names="">,<text:s text:c="1"/></text:span><text:span text:style-name="a1209" text:class-names="">berbngsa</text:span><text:span text:style-name="a1210" text:class-names=""><text:s text:c="1"/>dan<text:s text:c="1"/></text:span><text:span text:style-name="a1211" text:class-names="">bernegara</text:span><text:span text:style-name="a1212" text:class-names="">.<text:s text:c="1"/>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15" text:class-names="">N</text:span><text:span text:style-name="a1216" text:class-names="">ilai-</text:span><text:span text:style-name="a1217" text:class-names="">nilai</text:span><text:span text:style-name="a1218" text:class-names=""><text:s text:c="1"/>Pancasila<text:s text:c="1"/></text:span><text:span text:style-name="a1219" text:class-names="">didalamnya</text:span><text:span text:style-name="a1220" text:class-names=""><text:s text:c="1"/></text:span><text:span text:style-name="a1221" text:class-names="">terkandung</text:span><text:span text:style-name="a1222" text:class-names=""><text:s text:c="1"/></text:span><text:span text:style-name="a1223" text:class-names="">ketujuh</text:span><text:span text:style-name="a1224" text:class-names=""><text:s text:c="1"/></text:span><text:span text:style-name="a1225" text:class-names="">nilai-nilai</text:span><text:span text:style-name="a1226" text:class-names=""><text:s text:c="1"/></text:span><text:span text:style-name="a1227" text:class-names="">kerokhanian</text:span><text:span text:style-name="a1228" text:class-names=""><text:s text:c="1"/></text:span><text:span text:style-name="a1229" text:class-names="">yaitu</text:span><text:span text:style-name="a1230" text:class-names=""><text:s text:c="1"/></text:span><text:span text:style-name="a1231" text:class-names="">nilai</text:span><text:span text:style-name="a1232" text:class-names=""><text:s text:c="1"/></text:span><text:span text:style-name="a1233" text:class-names="">kebenaran</text:span><text:span text:style-name="a1234" text:class-names="">,<text:s text:c="1"/></text:span><text:span text:style-name="a1235" text:class-names="">keadilan</text:span><text:span text:style-name="a1236" text:class-names="">,<text:s text:c="1"/></text:span><text:span text:style-name="a1237" text:class-names="">kebaikan</text:span><text:span text:style-name="a1238" text:class-names="">,<text:s text:c="1"/></text:span><text:span text:style-name="a1239" text:class-names="">kebijaksanaan</text:span><text:span text:style-name="a1240" text:class-names="">,<text:s text:c="1"/></text:span><text:span text:style-name="a1241" text:class-names="">etis</text:span><text:span text:style-name="a1242" text:class-names="">,<text:s text:c="1"/></text:span><text:span text:style-name="a1243" text:class-names="">estetis</text:span><text:span text:style-name="a1244" text:class-names=""><text:s text:c="1"/>dan<text:s text:c="1"/></text:span><text:span text:style-name="a1245" text:class-names="">nilai</text:span><text:span text:style-name="a1246" text:class-names=""><text:s text:c="1"/>religious, yang<text:s text:c="1"/></text:span><text:span text:style-name="a1247" text:class-names="">manifestasinya</text:span><text:span text:style-name="a1248" text:class-names=""><text:s text:c="1"/></text:span><text:span text:style-name="a1249" text:class-names="">sesuai</text:span><text:span text:style-name="a1250" text:class-names=""><text:s text:c="1"/></text:span><text:span text:style-name="a1251" text:class-names="">dengan</text:span><text:span text:style-name="a1252" text:class-names=""><text:s text:c="1"/></text:span><text:span text:style-name="a1253" text:class-names="">budi</text:span><text:span text:style-name="a1254" text:class-names=""><text:s text:c="1"/>Nurani<text:s text:c="1"/></text:span><text:span text:style-name="a1255" text:class-names="">bangsa</text:span><text:span text:style-name="a1256" text:class-names=""><text:s text:c="1"/>Indonesia<text:s text:c="1"/></text:span><text:span text:style-name="a1257" text:class-names="">karena</text:span><text:span text:style-name="a1258" text:class-names=""><text:s text:c="1"/></text:span><text:span text:style-name="a1259" text:class-names="">bersumber</text:span><text:span text:style-name="a1260" text:class-names=""><text:s text:c="1"/>pada<text:s text:c="1"/></text:span><text:span text:style-name="a1261" text:class-names="">kepribadian</text:span><text:span text:style-name="a1262" text:class-names=""><text:s text:c="1"/></text:span><text:span text:style-name="a1263" text:class-names="">bangsa</text:span><text:span text:style-name="a1264" text:class-names="">.</text:span><text:span text:style-name="a1265" text:class-names=""><text:s text:c="1"/></text:span></text:p>
              </text:list-item>
            </text:list>
          </draw:text-box>
          <svg:title/>
          <svg:desc/>
        </draw:frame>
      </draw:page>
      <draw:page draw:name="Slide9" draw:style-name="a1270" draw:master-page-name="Master1-Layout2-obj-Title-and-Content" presentation:presentation-page-layout-name="Master1-PPL2" draw:id="Slide-264">
        <draw:frame draw:id="id217" presentation:style-name="a1373" draw:name="Content Placeholder 2" svg:x="0.87319in" svg:y="1.2305in" svg:width="11.58696in" svg:height="5.17954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1" text:class-names="">2.<text:s text:c="1"/></text:span><text:span text:style-name="a1272" text:class-names="">NILAI-NILAI PANCASILA SEBAGAI DASAR FILSAFAT NEGARA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275" text:class-names="">Nilai-</text:span><text:span text:style-name="a1276" text:class-names="">nilai</text:span><text:span text:style-name="a1277" text:class-names=""><text:s text:c="1"/>Pancasila<text:s text:c="1"/></text:span><text:span text:style-name="a1278" text:class-names="">terkandung</text:span><text:span text:style-name="a1279" text:class-names=""><text:s text:c="1"/></text:span><text:span text:style-name="a1280" text:class-names="">dalam</text:span><text:span text:style-name="a1281" text:class-names=""><text:s text:c="1"/></text:span><text:span text:style-name="a1282" text:class-names="">pembukaan</text:span><text:span text:style-name="a1283" text:class-names=""><text:s text:c="1"/>UUD 1945<text:s text:c="1"/></text:span><text:span text:style-name="a1284" text:class-names="">secara</text:span><text:span text:style-name="a1285" text:class-names=""><text:s text:c="1"/></text:span><text:span text:style-name="a1286" text:class-names="">yuridis</text:span><text:span text:style-name="a1287" text:class-names=""><text:s text:c="1"/></text:span><text:span text:style-name="a1288" text:class-names="">memiliki</text:span><text:span text:style-name="a1289" text:class-names=""><text:s text:c="1"/></text:span><text:span text:style-name="a1290" text:class-names="">kedudukan</text:span><text:span text:style-name="a1291" text:class-names=""><text:s text:c="1"/></text:span><text:span text:style-name="a1292" text:class-names="">sebagai</text:span><text:span text:style-name="a1293" text:class-names=""><text:s text:c="1"/></text:span><text:span text:style-name="a1294" text:class-names="">P</text:span><text:span text:style-name="a1295" text:class-names="">o</text:span><text:span text:style-name="a1296" text:class-names="">kok</text:span><text:span text:style-name="a1297" text:class-names=""><text:s text:c="1"/></text:span><text:span text:style-name="a1298" text:class-names="">K</text:span><text:span text:style-name="a1299" text:class-names="">aidah</text:span><text:span text:style-name="a1300" text:class-names=""><text:s text:c="1"/>Negara yang Fundamental.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03" text:class-names="">Pembukaan</text:span><text:span text:style-name="a1304" text:class-names=""><text:s text:c="1"/>UUD 1945<text:s text:c="1"/></text:span><text:span text:style-name="a1305" text:class-names="">memuat</text:span><text:span text:style-name="a1306" text:class-names=""><text:s text:c="1"/></text:span><text:span text:style-name="a1307" text:class-names="">nilai-nilai</text:span><text:span text:style-name="a1308" text:class-names=""><text:s text:c="1"/>Pancasila<text:s text:c="1"/></text:span><text:span text:style-name="a1309" text:class-names="">mengandung</text:span><text:span text:style-name="a1310" text:class-names=""><text:s text:c="1"/></text:span><text:span text:style-name="a1311" text:class-names="">Empat</text:span><text:span text:style-name="a1312" text:class-names=""><text:s text:c="1"/></text:span><text:span text:style-name="a1313" text:class-names="">Pokok</text:span><text:span text:style-name="a1314" text:class-names=""><text:s text:c="1"/></text:span><text:span text:style-name="a1315" text:class-names="">Pikiran</text:span><text:span text:style-name="a1316" text:class-names=""/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<text:s text:c="1"/>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2" text:class-names=""><text:tab/>1.</text:span><text:span text:style-name="a1323" text:class-names=""><text:s text:c="1"/></text:span><text:span text:style-name="a1324" text:class-names="">Pokok</text:span><text:span text:style-name="a1325" text:class-names=""><text:s text:c="1"/></text:span><text:span text:style-name="a1326" text:class-names="">pikiran</text:span><text:span text:style-name="a1327" text:class-names=""><text:s text:c="1"/></text:span><text:span text:style-name="a1328" text:class-names="">pertama</text:span><text:span text:style-name="a1329" text:class-names=""><text:s text:c="1"/>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32" text:class-names=""><text:s text:c="9"/></text:span><text:span text:style-name="a1333" text:class-names="">Negara Indonesia<text:s text:c="1"/></text:span><text:span text:style-name="a1334" text:class-names="">adalah</text:span><text:span text:style-name="a1335" text:class-names=""><text:s text:c="1"/>negara<text:s text:c="1"/></text:span><text:span text:style-name="a1336" text:class-names="">persatuan</text:span><text:span text:style-name="a1337" text:class-names="">,<text:s text:c="1"/></text:span><text:span text:style-name="a1338" text:class-names="">yaitu</text:span><text:span text:style-name="a1339" text:class-names=""><text:s text:c="1"/>negara yang<text:s text:c="1"/></text:span><text:span text:style-name="a1340" text:class-names="">melindungi</text:span><text:span text:style-name="a1341" text:class-names=""><text:s text:c="7"/></text:span><text:span text:style-name="a1342" text:class-names="">segenap</text:span><text:span text:style-name="a1343" text:class-names=""><text:s text:c="1"/></text:span><text:span text:style-name="a1344" text:class-names="">bangsa</text:span><text:span text:style-name="a1345" text:class-names=""><text:s text:c="1"/>dan<text:s text:c="1"/></text:span><text:span text:style-name="a1346" text:class-names="">seluruh</text:span><text:span text:style-name="a1347" text:class-names=""><text:s text:c="1"/></text:span><text:span text:style-name="a1348" text:class-names="">tumpah</text:span><text:span text:style-name="a1349" text:class-names=""><text:s text:c="1"/></text:span><text:span text:style-name="a1350" text:class-names="">darah</text:span><text:span text:style-name="a1351" text:class-names=""><text:s text:c="1"/>Indonesia,<text:s text:c="1"/></text:span><text:span text:style-name="a1352" text:class-names="">mengatasi</text:span><text:span text:style-name="a1353" text:class-names=""><text:s text:c="1"/></text:span><text:span text:style-name="a1354" text:class-names="">segala</text:span><text:span text:style-name="a1355" text:class-names=""><text:s text:c="1"/></text:span><text:span text:style-name="a1356" text:class-names="">paham</text:span><text:span text:style-name="a1357" text:class-names=""><text:s text:c="1"/></text:span><text:span text:style-name="a1358" text:class-names="">golongan</text:span><text:span text:style-name="a1359" text:class-names=""><text:s text:c="1"/></text:span><text:span text:style-name="a1360" text:class-names="">maupun</text:span><text:span text:style-name="a1361" text:class-names=""><text:s text:c="1"/></text:span><text:span text:style-name="a1362" text:class-names="">perseorangan</text:span><text:span text:style-name="a1363" text:class-names="">.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<text:tab/>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</draw:text-box>
          <svg:title/>
          <svg:desc/>
        </draw:frame>
      </draw:page>
      <draw:page draw:name="Slide10" draw:style-name="a1375" draw:master-page-name="Master1-Layout2-obj-Title-and-Content" presentation:presentation-page-layout-name="Master1-PPL2" draw:id="Slide-265">
        <draw:frame draw:id="id218" presentation:style-name="a1539" draw:name="Content Placeholder 2" svg:x="0.80952in" svg:y="1.05556in" svg:width="11.60317in" svg:height="5.37036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76" text:class-names="">2.<text:s text:c="1"/></text:span><text:span text:style-name="a1377" text:class-names="">Pokok</text:span><text:span text:style-name="a1378" text:class-names=""><text:s text:c="1"/></text:span><text:span text:style-name="a1379" text:class-names="">pikiran</text:span><text:span text:style-name="a1380" text:class-names=""><text:s text:c="1"/></text:span><text:span text:style-name="a1381" text:class-names="">kedua</text:span><text:span text:style-name="a1382" text:class-names=""/></text:p>
              </text:list-item>
            </text:list>
            <text:list text:style-name="a1425">
              <text:list-item>
                <text:p text:style-name="a1424" text:class-names="" text:cond-style-name=""><text:span text:style-name="a1385" text:class-names=""><text:tab/></text:span><text:span text:style-name="a1386" text:class-names="">Bahwa</text:span><text:span text:style-name="a1387" text:class-names=""><text:s text:c="1"/>Negara<text:s text:c="1"/></text:span><text:span text:style-name="a1388" text:class-names="">hendak</text:span><text:span text:style-name="a1389" text:class-names=""><text:s text:c="1"/></text:span><text:span text:style-name="a1390" text:class-names="">mewujudkan</text:span><text:span text:style-name="a1391" text:class-names=""><text:s text:c="1"/></text:span><text:span text:style-name="a1392" text:class-names="">suatu</text:span><text:span text:style-name="a1393" text:class-names=""><text:s text:c="1"/></text:span><text:span text:style-name="a1394" text:class-names="">keadilan</text:span><text:span text:style-name="a1395" text:class-names=""><text:s text:c="1"/></text:span><text:span text:style-name="a1396" text:class-names="">sosial</text:span><text:span text:style-name="a1397" text:class-names=""><text:s text:c="1"/></text:span><text:span text:style-name="a1398" text:class-names="">bagi</text:span><text:span text:style-name="a1399" text:class-names=""><text:s text:c="1"/></text:span><text:span text:style-name="a1400" text:class-names="">seluruh</text:span><text:span text:style-name="a1401" text:class-names=""><text:s text:c="1"/></text:span><text:span text:style-name="a1402" text:class-names="">rakyat</text:span><text:span text:style-name="a1403" text:class-names=""><text:s text:c="1"/>Indonesia.<text:s text:c="1"/></text:span><text:span text:style-name="a1404" text:class-names="">Dalam</text:span><text:span text:style-name="a1405" text:class-names=""><text:s text:c="1"/></text:span><text:span text:style-name="a1406" text:class-names="">hal</text:span><text:span text:style-name="a1407" text:class-names=""><text:s text:c="1"/></text:span><text:span text:style-name="a1408" text:class-names="">ini</text:span><text:span text:style-name="a1409" text:class-names=""><text:s text:c="1"/>negara<text:s text:c="1"/></text:span><text:span text:style-name="a1410" text:class-names="">berkewajiban</text:span><text:span text:style-name="a1411" text:class-names=""><text:s text:c="1"/></text:span><text:span text:style-name="a1412" text:class-names="">mewujudkan</text:span><text:span text:style-name="a1413" text:class-names=""><text:s text:c="1"/></text:span><text:span text:style-name="a1414" text:class-names="">kesejahteraan</text:span><text:span text:style-name="a1415" text:class-names=""><text:s text:c="1"/></text:span><text:span text:style-name="a1416" text:class-names="">umum</text:span><text:span text:style-name="a1417" text:class-names=""><text:s text:c="1"/></text:span><text:span text:style-name="a1418" text:class-names="">bagi</text:span><text:span text:style-name="a1419" text:class-names=""><text:s text:c="1"/></text:span><text:span text:style-name="a1420" text:class-names="">seluruh</text:span><text:span text:style-name="a1421" text:class-names=""><text:s text:c="1"/></text:span><text:span text:style-name="a1422" text:class-names="">warga</text:span><text:span text:style-name="a1423" text:class-names=""><text:s text:c="1"/>negara.<text:s text:c="1"/>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26" text:class-names="">3.<text:s text:c="1"/></text:span><text:span text:style-name="a1427" text:class-names="">Pokok</text:span><text:span text:style-name="a1428" text:class-names=""><text:s text:c="1"/></text:span><text:span text:style-name="a1429" text:class-names="">pikiran</text:span><text:span text:style-name="a1430" text:class-names=""><text:s text:c="1"/></text:span><text:span text:style-name="a1431" text:class-names="">ketiga</text:span><text:span text:style-name="a1432" text:class-names=""/></text:p>
              </text:list-item>
            </text:list>
            <text:list text:style-name="a1480">
              <text:list-item>
                <text:p text:style-name="a1479" text:class-names="" text:cond-style-name=""><text:span text:style-name="a1435" text:class-names=""><text:tab/></text:span><text:span text:style-name="a1436" text:class-names="">Negara</text:span><text:span text:style-name="a1437" text:class-names=""><text:s text:c="1"/></text:span><text:span text:style-name="a1438" text:class-names="">berkedaulatan</text:span><text:span text:style-name="a1439" text:class-names=""><text:s text:c="1"/></text:span><text:span text:style-name="a1440" text:class-names="">rakyat</text:span><text:span text:style-name="a1441" text:class-names="">.</text:span><text:span text:style-name="a1442" text:class-names=""><text:s text:c="1"/></text:span><text:span text:style-name="a1443" text:class-names="">Berdasarkan</text:span><text:span text:style-name="a1444" text:class-names=""><text:s text:c="1"/></text:span><text:span text:style-name="a1445" text:class-names=""><text:s text:c="1"/></text:span><text:span text:style-name="a1446" text:class-names="">atas</text:span><text:span text:style-name="a1447" text:class-names=""><text:s text:c="1"/></text:span><text:span text:style-name="a1448" text:class-names="">kerakyatan</text:span><text:span text:style-name="a1449" text:class-names=""><text:s text:c="1"/></text:span><text:span text:style-name="a1450" text:class-names="">dan</text:span><text:span text:style-name="a1451" text:class-names=""><text:s text:c="1"/></text:span><text:span text:style-name="a1452" text:class-names="">permusyawaratan</text:span><text:span text:style-name="a1453" text:class-names="">/</text:span><text:span text:style-name="a1454" text:class-names="">perwakilan</text:span><text:span text:style-name="a1455" text:class-names="">.</text:span><text:span text:style-name="a1456" text:class-names=""><text:s text:c="1"/></text:span><text:span text:style-name="a1457" text:class-names="">Hal<text:s text:c="1"/></text:span><text:span text:style-name="a1458" text:class-names="">ini</text:span><text:span text:style-name="a1459" text:class-names=""><text:s text:c="1"/></text:span><text:span text:style-name="a1460" text:class-names="">menunjukkan</text:span><text:span text:style-name="a1461" text:class-names=""><text:s text:c="1"/></text:span><text:span text:style-name="a1462" text:class-names="">bahwa</text:span><text:span text:style-name="a1463" text:class-names=""><text:s text:c="1"/></text:span><text:span text:style-name="a1464" text:class-names="">negara</text:span><text:span text:style-name="a1465" text:class-names=""><text:s text:c="1"/></text:span><text:span text:style-name="a1466" text:class-names="">Indonesia<text:s text:c="1"/></text:span><text:span text:style-name="a1467" text:class-names="">adalah</text:span><text:span text:style-name="a1468" text:class-names=""><text:s text:c="1"/>negara<text:s text:c="1"/></text:span><text:span text:style-name="a1469" text:class-names="">demokrasi</text:span><text:span text:style-name="a1470" text:class-names=""><text:s text:c="1"/></text:span><text:span text:style-name="a1471" text:class-names="">yaitu</text:span><text:span text:style-name="a1472" text:class-names=""><text:s text:c="1"/></text:span><text:span text:style-name="a1473" text:class-names="">kedaulatan</text:span><text:span text:style-name="a1474" text:class-names=""><text:s text:c="1"/></text:span><text:span text:style-name="a1475" text:class-names="">ditangan</text:span><text:span text:style-name="a1476" text:class-names=""><text:s text:c="1"/></text:span><text:span text:style-name="a1477" text:class-names="">rakyat</text:span><text:span text:style-name="a1478" text:class-names="">.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1" text:class-names="">4.</text:span><text:span text:style-name="a1482" text:class-names=""><text:s text:c="1"/></text:span><text:span text:style-name="a1483" text:class-names="">Pokok</text:span><text:span text:style-name="a1484" text:class-names=""><text:s text:c="1"/></text:span><text:span text:style-name="a1485" text:class-names="">pikiran</text:span><text:span text:style-name="a1486" text:class-names=""><text:s text:c="1"/></text:span><text:span text:style-name="a1487" text:class-names="">keempat</text:span><text:span text:style-name="a1488" text:class-names=""/></text:p>
              </text:list-item>
            </text:list>
            <text:list text:style-name="a1533">
              <text:list-item>
                <text:p text:style-name="a1532" text:class-names="" text:cond-style-name=""><text:span text:style-name="a1491" text:class-names=""><text:tab/>Negara<text:s text:c="1"/></text:span><text:span text:style-name="a1492" text:class-names="">berdasarkan</text:span><text:span text:style-name="a1493" text:class-names=""><text:s text:c="1"/></text:span><text:span text:style-name="a1494" text:class-names="">atas</text:span><text:span text:style-name="a1495" text:class-names=""><text:s text:c="1"/></text:span><text:span text:style-name="a1496" text:class-names="">ketuhanan</text:span><text:span text:style-name="a1497" text:class-names=""><text:s text:c="1"/>yang<text:s text:c="1"/></text:span><text:span text:style-name="a1498" text:class-names="">Maha</text:span><text:span text:style-name="a1499" text:class-names=""><text:s text:c="1"/></text:span><text:span text:style-name="a1500" text:class-names="">esa</text:span><text:span text:style-name="a1501" text:class-names=""><text:s text:c="1"/></text:span><text:span text:style-name="a1502" text:class-names="">menurut</text:span><text:span text:style-name="a1503" text:class-names=""><text:s text:c="1"/></text:span><text:span text:style-name="a1504" text:class-names="">dasar</text:span><text:span text:style-name="a1505" text:class-names=""><text:s text:c="1"/></text:span><text:span text:style-name="a1506" text:class-names="">kemanusiaan</text:span><text:span text:style-name="a1507" text:class-names=""><text:s text:c="1"/>yang<text:s text:c="1"/></text:span><text:span text:style-name="a1508" text:class-names="">adil</text:span><text:span text:style-name="a1509" text:class-names=""><text:s text:c="1"/>dan<text:s text:c="1"/></text:span><text:span text:style-name="a1510" text:class-names="">beradab</text:span><text:span text:style-name="a1511" text:class-names="">. Hal<text:s text:c="1"/></text:span><text:span text:style-name="a1512" text:class-names="">ini</text:span><text:span text:style-name="a1513" text:class-names=""><text:s text:c="1"/></text:span><text:span text:style-name="a1514" text:class-names="">mengandung</text:span><text:span text:style-name="a1515" text:class-names=""><text:s text:c="1"/>arti<text:s text:c="1"/></text:span><text:span text:style-name="a1516" text:class-names="">bahwa</text:span><text:span text:style-name="a1517" text:class-names=""><text:s text:c="1"/>negara Indonesia<text:s text:c="1"/></text:span><text:span text:style-name="a1518" text:class-names="">menjunjung</text:span><text:span text:style-name="a1519" text:class-names=""><text:s text:c="1"/></text:span><text:span text:style-name="a1520" text:class-names="">tinggi</text:span><text:span text:style-name="a1521" text:class-names=""><text:s text:c="1"/></text:span><text:span text:style-name="a1522" text:class-names="">keberadaban</text:span><text:span text:style-name="a1523" text:class-names=""><text:s text:c="1"/></text:span><text:span text:style-name="a1524" text:class-names="">semua</text:span><text:span text:style-name="a1525" text:class-names=""><text:s text:c="1"/>agama<text:s text:c="1"/></text:span><text:span text:style-name="a1526" text:class-names="">dalam</text:span><text:span text:style-name="a1527" text:class-names=""><text:s text:c="1"/></text:span><text:span text:style-name="a1528" text:class-names="">pergaulan</text:span><text:span text:style-name="a1529" text:class-names=""><text:s text:c="1"/></text:span><text:span text:style-name="a1530" text:class-names="">hidup</text:span><text:span text:style-name="a1531" text:class-names=""><text:s text:c="1"/>negara.<text:s text:c="1"/>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4" text:class-names=""><text:s text:c="1"/></text:span><text:span text:style-name="a1535" text:class-names=""/></text:p>
              </text:list-item>
            </text:list>
          </draw:text-box>
          <svg:title/>
          <svg:desc/>
        </draw:frame>
      </draw:page>
      <draw:page draw:name="Slide11" draw:style-name="a1541" draw:master-page-name="Master1-Layout2-obj-Title-and-Content" presentation:presentation-page-layout-name="Master1-PPL2" draw:id="Slide-266">
        <draw:frame draw:id="id219" presentation:style-name="a1556" draw:name="Content Placeholder 2" svg:x="1.41667in" svg:y="1.23016in" svg:width="10.67063in" svg:height="5.19576in" presentation:class="outline" presentation:placeholder="false">
          <draw:text-box>
            <text:list text:style-name="a1545">
              <text:list-item>
                <text:p text:style-name="a1544" text:class-names="" text:cond-style-name=""><text:span text:style-name="a1542" text:class-names=""><text:tab/><text:tab/><text:tab/><text:tab/><text:tab/><text:tab/></text:span><text:span text:style-name="a1543" text:class-names="">THANKYOU</text:span></text:p>
              </text:list-item>
            </text:list>
            <text:list text:style-name="a1548">
              <text:list-item>
                <text:list text:style-name="a1548">
                  <text:list-item>
                    <text:list text:style-name="a1548">
                      <text:list-item>
                        <text:list text:style-name="a1548">
                          <text:list-item>
                            <text:p text:style-name="a1547" text:class-names="" text:cond-style-name=""><text:span text:style-name="a154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list text:style-name="a1551">
                      <text:list-item>
                        <text:list text:style-name="a1551">
                          <text:list-item>
                            <text:p text:style-name="a1550" text:class-names="" text:cond-style-name=""><text:span text:style-name="a1549" text:class-names="">SELAMAT MENUNAIKAN IBADAH <text:s text:c="10"/>PUASA RAMADHAN 1443 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itle and Content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Section Header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Two Content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ison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Title Only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Blank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nt with Caption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Picture with Caption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Panoramic Picture with Caption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itle and Caption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Quote with Caption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Name Card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Quote Name Card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True or False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itle and Vertical Text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Vertical Title and Text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372" draw:style="linear" draw:angle="1800" draw:start-color="#ab8100" draw:end-color="#ffc208" draw:start-intensity="100%" draw:end-intensity="100%"/>
    <draw:gradient draw:name="a1538" draw:style="linear" draw:angle="1800" draw:start-color="#ab8100" draw:end-color="#ffc208" draw:start-intensity="100%" draw:end-intensity="100%"/>
    <draw:gradient draw:name="a1555" draw:style="linear" draw:angle="0" draw:start-color="#ffdd9c" draw:end-color="#ffd78e" draw:start-intensity="100%" draw:end-intensity="100%"/>
    <draw:gradient draw:name="a616" draw:style="linear" draw:angle="1800" draw:start-color="#ab8100" draw:end-color="#ffc208" draw:start-intensity="100%" draw:end-intensity="100%"/>
    <draw:fill-image draw:name="a37" xlink:href="media/image1.jpeg" xlink:show="embed" xlink:actuate="onLoad"/>
    <draw:fill-image draw:name="a100" xlink:href="media/image1.jpeg" xlink:show="embed" xlink:actuate="onLoad"/>
    <draw:fill-image draw:name="a971" xlink:href="media/image1.jpeg" xlink:show="embed" xlink:actuate="onLoad"/>
    <draw:fill-image draw:name="a264" xlink:href="media/image1.jpeg" xlink:show="embed" xlink:actuate="onLoad"/>
    <draw:fill-image draw:name="a742" xlink:href="media/image1.jpeg" xlink:show="embed" xlink:actuate="onLoad"/>
    <draw:fill-image draw:name="a442" xlink:href="media/image1.jpeg" xlink:show="embed" xlink:actuate="onLoad"/>
    <draw:fill-image draw:name="a62" xlink:href="media/image1.jpeg" xlink:show="embed" xlink:actuate="onLoad"/>
    <draw:fill-image draw:name="a406" xlink:href="media/image1.jpeg" xlink:show="embed" xlink:actuate="onLoad"/>
    <draw:fill-image draw:name="a180" xlink:href="media/image1.jpeg" xlink:show="embed" xlink:actuate="onLoad"/>
    <draw:fill-image draw:name="a324" xlink:href="media/image1.jpeg" xlink:show="embed" xlink:actuate="onLoad"/>
    <draw:fill-image draw:name="a503" xlink:href="media/image1.jpeg" xlink:show="embed" xlink:actuate="onLoad"/>
    <draw:fill-image draw:name="a242" xlink:href="media/image1.jpeg" xlink:show="embed" xlink:actuate="onLoad"/>
    <draw:fill-image draw:name="a0" xlink:href="media/image1.jpeg" xlink:show="embed" xlink:actuate="onLoad"/>
    <draw:fill-image draw:name="a282" xlink:href="media/image1.jpeg" xlink:show="embed" xlink:actuate="onLoad"/>
    <draw:fill-image draw:name="a1104" xlink:href="media/image1.jpeg" xlink:show="embed" xlink:actuate="onLoad"/>
    <draw:fill-image draw:name="a352" xlink:href="media/image1.jpeg" xlink:show="embed" xlink:actuate="onLoad"/>
    <draw:fill-image draw:name="a1374" xlink:href="media/image1.jpeg" xlink:show="embed" xlink:actuate="onLoad"/>
    <draw:fill-image draw:name="a1269" xlink:href="media/image1.jpeg" xlink:show="embed" xlink:actuate="onLoad"/>
    <draw:fill-image draw:name="a618" xlink:href="media/image1.jpeg" xlink:show="embed" xlink:actuate="onLoad"/>
    <draw:fill-image draw:name="a126" xlink:href="media/image1.jpeg" xlink:show="embed" xlink:actuate="onLoad"/>
    <draw:fill-image draw:name="a533" xlink:href="media/image1.jpeg" xlink:show="embed" xlink:actuate="onLoad"/>
    <draw:fill-image draw:name="a571" xlink:href="media/image1.jpeg" xlink:show="embed" xlink:actuate="onLoad"/>
    <draw:fill-image draw:name="a467" xlink:href="media/image1.jpeg" xlink:show="embed" xlink:actuate="onLoad"/>
    <draw:fill-image draw:name="a380" xlink:href="media/image1.jpeg" xlink:show="embed" xlink:actuate="onLoad"/>
    <draw:fill-image draw:name="a1540" xlink:href="media/image1.jpeg" xlink:show="embed" xlink:actuate="onLoad"/>
    <draw:fill-image draw:name="a609" xlink:href="media/image1.jpeg" xlink:show="embed" xlink:actuate="onLoad"/>
    <draw:fill-image draw:name="a754" xlink:href="media/image1.jpeg" xlink:show="embed" xlink:actuate="onLoad"/>
    <draw:fill-image draw:name="a949" xlink:href="media/image1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6">
      <style:graphic-properties draw:fill="none" draw:stroke="solid" svg:stroke-width="0.01736in" svg:stroke-color="#83992a" svg:stroke-opacity="100%" svg:stroke-linecap="butt"/>
    </style:style>
    <style:style style:family="graphic" style:name="a527" style:parent-style-name="Graphics">
      <style:graphic-properties draw:fill="none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7">
      <style:graphic-properties draw:fill="none" draw:stroke="solid" svg:stroke-width="0.01736in" svg:stroke-color="#83992a" svg:stroke-opacity="100%" svg:stroke-linecap="butt"/>
    </style:style>
    <style:style style:family="graphic" style:name="a318" style:parent-style-name="Graphics">
      <style:graphic-properties draw:fill="none" draw:stroke="non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fo:clip="rect(0in, 0in, 0in, 0in)" draw:stroke="none"/>
    </style:style>
    <style:style style:family="drawing-page" style:name="a101">
      <style:drawing-page-properties draw:fill="bitmap" draw:fill-image-name="a1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2" style:parent-style-name="Graphics">
      <style:graphic-properties draw:fill="none" fo:clip="rect(0in, 0in, 0in, 0in)" draw:stroke="non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22" style:parent-style-name="Graphics">
      <style:graphic-properties draw:fill="none" fo:clip="rect(0in, 0in, 0in, 0in)" draw:stroke="none"/>
    </style:style>
    <style:style style:family="graphic" style:name="a323" style:parent-style-name="Graphics">
      <style:graphic-properties draw:fill="none" fo:clip="rect(0in, 0in, 0in, 0in)" draw:stroke="none"/>
    </style:style>
    <style:style style:family="drawing-page" style:name="a325">
      <style:drawing-page-properties draw:fill="bitmap" draw:fill-image-name="a3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draw:fill="none" draw:stroke="solid" svg:stroke-width="0.01736in" svg:stroke-color="#83992a" svg:stroke-opacity="100%" svg:stroke-linecap="butt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 style:parent-style-name="Graphics">
      <style:graphic-properties draw:fill="none" draw:stroke="non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 style:parent-style-name="Graphics">
      <style:graphic-properties draw:fill="none" draw:stroke="non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5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 style:parent-style-name="Graphics">
      <style:graphic-properties draw:fill="none" fo:clip="rect(0in, 0in, 0in, 0in)" draw:stroke="none"/>
    </style:style>
    <style:style style:family="paragraph" style:name="a54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draw:fill="none" draw:stroke="solid" svg:stroke-width="0.01736in" svg:stroke-color="#83992a" svg:stroke-opacity="100%" svg:stroke-linecap="butt"/>
    </style:style>
    <style:style style:family="paragraph" style:name="a22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 style:parent-style-name="Graphics">
      <style:graphic-properties draw:fill="none" fo:clip="rect(0in, 0in, 0in, 0in)" draw:stroke="non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fo:clip="rect(0in, 0in, 0in, 0in)" draw:stroke="none"/>
    </style:style>
    <style:style style:family="drawing-page" style:name="a443">
      <style:drawing-page-properties draw:fill="bitmap" draw:fill-image-name="a4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 style:parent-style-name="Graphics">
      <style:graphic-properties draw:fill="none" draw:stroke="none"/>
    </style:style>
    <style:style style:family="paragraph" style:name="a55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" style:parent-style-name="Graphics">
      <style:graphic-properties draw:fill="none" fo:clip="rect(0in, 0in, 0in, 0in)" draw:stroke="none"/>
    </style:style>
    <style:style style:family="graphic" style:name="a125" style:parent-style-name="Graphics">
      <style:graphic-properties draw:fill="none" fo:clip="rect(0in, 0in, 0in, 0in)" draw:stroke="non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bitmap" draw:fill-image-name="a1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draw:fill="none" draw:stroke="solid" svg:stroke-width="0.01736in" svg:stroke-color="#83992a" svg:stroke-opacity="100%" svg:stroke-linecap="butt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draw:fill="none" draw:stroke="solid" svg:stroke-width="0.01736in" svg:stroke-color="#83992a" svg:stroke-opacity="100%" svg:stroke-linecap="butt"/>
    </style:style>
    <style:style style:family="graphic" style:name="a236" style:parent-style-name="Graphics">
      <style:graphic-properties draw:fill="none" draw:stroke="non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draw:fill="none" draw:stroke="solid" svg:stroke-width="0.01736in" svg:stroke-color="#83992a" svg:stroke-opacity="100%" svg:stroke-linecap="butt"/>
    </style:style>
    <style:style style:family="graphic" style:name="a565" style:parent-style-name="Graphics">
      <style:graphic-properties draw:fill="none" draw:stroke="non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0" style:parent-style-name="Graphics">
      <style:graphic-properties draw:fill="none" fo:clip="rect(0in, 0in, 0in, 0in)" draw:stroke="none"/>
    </style:style>
    <style:style style:family="graphic" style:name="a569" style:parent-style-name="Graphics">
      <style:graphic-properties draw:fill="none" fo:clip="rect(0in, 0in, 0in, 0in)" draw:stroke="none"/>
    </style:style>
    <style:style style:family="text" style:name="a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 style:parent-style-name="Graphics">
      <style:graphic-properties draw:fill="none" fo:clip="rect(0in, 0in, 0in, 0in)" draw:stroke="none"/>
    </style:style>
    <style:style style:family="paragraph" style:name="a13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bitmap" draw:fill-image-name="a2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fo:clip="rect(0in, 0in, 0in, 0in)" draw:stroke="none"/>
    </style:style>
    <style:style style:family="graphic" style:name="a351" style:parent-style-name="Graphics">
      <style:graphic-properties draw:fill="none" fo:clip="rect(0in, 0in, 0in, 0in)" draw:stroke="non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bitmap" draw:fill-image-name="a3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61" style:parent-style-name="Graphics">
      <style:graphic-properties draw:fill="none" draw:stroke="non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5" style:parent-style-name="Graphics">
      <style:graphic-properties draw:fill="none" fo:clip="rect(0in, 0in, 0in, 0in)" draw:stroke="none"/>
    </style:style>
    <style:style style:family="graphic" style:name="a466" style:parent-style-name="Graphics">
      <style:graphic-properties draw:fill="none" fo:clip="rect(0in, 0in, 0in, 0in)" draw:stroke="none"/>
    </style:style>
    <style:style style:family="drawing-page" style:name="a468">
      <style:drawing-page-properties draw:fill="bitmap" draw:fill-image-name="a4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0" style:parent-style-name="Graphics">
      <style:graphic-properties draw:fill="none" fo:clip="rect(0in, 0in, 0in, 0in)" draw:stroke="non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bitmap" draw:fill-image-name="a5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1736in" svg:stroke-color="#83992a" svg:stroke-opacity="100%" svg:stroke-linecap="butt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 style:parent-style-name="Graphics">
      <style:graphic-properties draw:fill="none" draw:stroke="none"/>
    </style:style>
    <style:style style:family="paragraph" style:name="a36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62" style:parent-style-name="Graphics">
      <style:graphic-properties draw:fill="none" fo:clip="rect(0in, 0in, 0in, 0in)" draw:stroke="none"/>
    </style:style>
    <style:style style:family="graphic" style:name="a263" style:parent-style-name="Graphics">
      <style:graphic-properties draw:fill="none" fo:clip="rect(0in, 0in, 0in, 0in)" draw:stroke="none"/>
    </style:style>
    <style:style style:family="drawing-page" style:name="a265">
      <style:drawing-page-properties draw:fill="bitmap" draw:fill-image-name="a2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4" style:parent-style-name="Graphics">
      <style:graphic-properties draw:fill="none" draw:stroke="non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8" style:parent-style-name="Graphics">
      <style:graphic-properties draw:fill="none" fo:clip="rect(0in, 0in, 0in, 0in)" draw:stroke="non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 style:parent-style-name="Graphics">
      <style:graphic-properties draw:fill="none" fo:clip="rect(0in, 0in, 0in, 0in)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bitmap" draw:fill-image-name="a3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6">
      <style:graphic-properties draw:fill="none" draw:stroke="solid" svg:stroke-width="0.01736in" svg:stroke-color="#83992a" svg:stroke-opacity="100%" svg:stroke-linecap="butt"/>
    </style:style>
    <style:style style:family="graphic" style:name="a497" style:parent-style-name="Graphics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" style:parent-style-name="Graphics">
      <style:graphic-properties draw:fill="none" draw:stroke="non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80" style:parent-style-name="Graphics">
      <style:graphic-properties draw:fill="none" fo:clip="rect(0in, 0in, 0in, 0in)" draw:stroke="none"/>
    </style:style>
    <style:style style:family="graphic" style:name="a178" style:parent-style-name="Graphics">
      <style:graphic-properties draw:fill="none" fo:clip="rect(0in, 0in, 0in, 0in)" draw:stroke="none"/>
    </style:style>
    <style:style style:family="graphic" style:name="a179" style:parent-style-name="Graphics">
      <style:graphic-properties draw:fill="none" fo:clip="rect(0in, 0in, 0in, 0in)" draw:stroke="none"/>
    </style:style>
    <style:style style:family="graphic" style:name="a281" style:parent-style-name="Graphics">
      <style:graphic-properties draw:fill="none" fo:clip="rect(0in, 0in, 0in, 0in)" draw:stroke="none"/>
    </style:style>
    <style:style style:family="drawing-page" style:name="a283">
      <style:drawing-page-properties draw:fill="bitmap" draw:fill-image-name="a2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9">
      <style:graphic-properties draw:fill="none" draw:stroke="solid" svg:stroke-width="0.01736in" svg:stroke-color="#83992a" svg:stroke-opacity="100%" svg:stroke-linecap="butt"/>
    </style:style>
    <style:style style:family="drawing-page" style:name="a181">
      <style:drawing-page-properties draw:fill="bitmap" draw:fill-image-name="a1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draw:fill="none" fo:clip="rect(0in, 0in, 0in, 0in)" draw:stroke="none"/>
    </style:style>
    <style:style style:family="graphic" style:name="a36" style:parent-style-name="Graphics">
      <style:graphic-properties draw:fill="none" fo:clip="rect(0in, 0in, 0in, 0in)" draw:stroke="none"/>
    </style:style>
    <style:style style:family="drawing-page" style:name="a38">
      <style:drawing-page-properties draw:fill="bitmap" draw:fill-image-name="a37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none" draw:stroke="solid" svg:stroke-width="0.01736in" svg:stroke-color="#83992a" svg:stroke-opacity="100%" svg:stroke-linecap="butt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3" style:parent-style-name="Graphics">
      <style:graphic-properties draw:fill="none" draw:stroke="none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 style:parent-style-name="Graphics">
      <style:graphic-properties draw:fill="none" fo:clip="rect(0in, 0in, 0in, 0in)" draw:stroke="non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 style:parent-style-name="Graphics">
      <style:graphic-properties draw:fill="none" fo:clip="rect(0in, 0in, 0in, 0in)" draw:stroke="non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">
      <style:graphic-properties draw:fill="none" draw:stroke="solid" svg:stroke-width="0.01736in" svg:stroke-color="#83992a" svg:stroke-opacity="100%" svg:stroke-linecap="butt"/>
    </style:style>
    <style:style style:family="graphic" style:name="a501" style:parent-style-name="Graphics">
      <style:graphic-properties draw:fill="none" fo:clip="rect(0in, 0in, 0in, 0in)" draw:stroke="none"/>
    </style:style>
    <style:style style:family="graphic" style:name="a56" style:parent-style-name="Graphics">
      <style:graphic-properties draw:fill="none" draw:stroke="none"/>
    </style:style>
    <style:style style:family="graphic" style:name="a502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bitmap" draw:fill-image-name="a5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 style:parent-style-name="Graphics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4" style:parent-style-name="Graphics">
      <style:graphic-properties draw:fill="none" fo:clip="rect(0in, 0in, 0in, 0in)" draw:stroke="none"/>
    </style:style>
    <style:style style:family="graphic" style:name="a60" style:parent-style-name="Graphics">
      <style:graphic-properties draw:fill="none" fo:clip="rect(0in, 0in, 0in, 0in)" draw:stroke="none"/>
    </style:style>
    <style:style style:family="graphic" style:name="a405" style:parent-style-name="Graphics">
      <style:graphic-properties draw:fill="none" fo:clip="rect(0in, 0in, 0in, 0in)" draw:stroke="none"/>
    </style:style>
    <style:style style:family="graphic" style:name="a61" style:parent-style-name="Graphics">
      <style:graphic-properties draw:fill="none" fo:clip="rect(0in, 0in, 0in, 0in)" draw:stroke="none"/>
    </style:style>
    <style:style style:family="drawing-page" style:name="a407">
      <style:drawing-page-properties draw:fill="bitmap" draw:fill-image-name="a4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">
      <style:drawing-page-properties draw:fill="bitmap" draw:fill-image-name="a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1736in" svg:stroke-color="#83992a" svg:stroke-opacity="100%" svg:stroke-linecap="butt"/>
    </style:style>
    <style:style style:family="paragraph" style:name="a4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7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90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9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9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9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5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1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8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8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8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4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4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0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9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4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0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4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anic" style:page-layout-name="pageLayout1" draw:style-name="a1">
      <draw:g draw:name="Group 6" draw:id="id0">
        <svg:title/>
        <svg:desc/>
        <draw:frame draw:id="id6" draw:style-name="a31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4" draw:name="Rectangle 8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5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9" draw:style-name="a36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" presentation:style-name="a4" draw:name="Title Placeholder 1" svg:x="1.41667in" svg:y="1.07407in" svg:width="10.5in" svg:height="1.42593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41667in" svg:y="2.79629in" svg:width="10.5in" svg:height="3.629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9.48983in" svg:y="6.52778in" svg:width="1.75in" svg:height="0.30556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4/4/2022</text:date></text:span></text:p>
        </draw:text-box>
        <svg:title/>
        <svg:desc/>
      </draw:frame>
      <draw:frame draw:id="id4" presentation:style-name="a27" draw:name="Footer Placeholder 4" svg:x="1.41667in" svg:y="6.52778in" svg:width="7.98983in" svg:height="0.30556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32316in" svg:y="6.52778in" svg:width="0.5935in" svg:height="0.30556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8">
      <draw:g draw:name="Group 6" draw:id="id10">
        <svg:title/>
        <svg:desc/>
        <draw:frame draw:id="id17" draw:style-name="a56" draw:name="Picture 15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59" draw:name="Rectangle 25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0" draw:name="Picture 16" svg:x="-0.01852in" svg:y="3.44227in" svg:width="2.71in" svg:height="0.67in" style:rel-width="scale" style:rel-height="scale">
          <draw:image xlink:href="media/image5.png" xlink:type="simple" xlink:show="embed" xlink:actuate="onLoad"/>
          <svg:title/>
          <svg:desc>HDRibbonTitle-UniformTrim.png</svg:desc>
        </draw:frame>
        <draw:frame draw:id="id20" draw:style-name="a61" draw:name="Picture 19" svg:x="10.64764in" svg:y="3.44227in" svg:width="2.71in" svg:height="0.67in" style:rel-width="scale" style:rel-height="scale">
          <draw:image xlink:href="media/image5.png" xlink:type="simple" xlink:show="embed" xlink:actuate="onLoad"/>
          <svg:title/>
          <svg:desc>HDRibbonTitle-UniformTrim.png</svg:desc>
        </draw:frame>
      </draw:g>
      <draw:frame draw:id="id11" presentation:style-name="a41" draw:name="Title 1" svg:x="2.94444in" svg:y="2.04629in" svg:width="7.45371in" svg:height="1.65741in" presentation:class="title" presentation:placeholder="false">
        <draw:text-box>
          <text:p text:style-name="a40" text:class-names="" text:cond-style-name=""><text:span text:style-name="a39" text:class-names="">Click to edit Master title style</text:span></text:p>
        </draw:text-box>
        <svg:title/>
        <svg:desc/>
      </draw:frame>
      <draw:frame draw:id="id12" presentation:style-name="a44" draw:name="Subtitle 2" svg:x="2.94444in" svg:y="4in" svg:width="7.45371in" svg:height="1.44445in" presentation:class="subtitle" presentation:placeholder="false">
        <draw:text-box>
          <text:p text:style-name="a43" text:class-names="" text:cond-style-name=""><text:span text:style-name="a42" text:class-names="">Click to edit Master subtitle style</text:span></text:p>
        </draw:text-box>
        <svg:title/>
        <svg:desc/>
      </draw:frame>
      <draw:frame draw:id="id13" presentation:style-name="a48" draw:name="Date Placeholder 3" svg:x="8.73057in" svg:y="5.50926in" svg:width="0.98148in" svg:height="0.30556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4/4/2022</text:date></text:span></text:p>
        </draw:text-box>
        <svg:title/>
        <svg:desc/>
      </draw:frame>
      <draw:frame draw:id="id14" presentation:style-name="a51" draw:name="Footer Placeholder 4" svg:x="2.94444in" svg:y="5.50926in" svg:width="5.70279in" svg:height="0.30556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5" presentation:style-name="a54" draw:name="Slide Number Placeholder 5" svg:x="9.79538in" svg:y="5.50926in" svg:width="0.60276in" svg:height="0.30556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/></text:span></text:p>
        </draw:text-box>
        <svg:title/>
        <svg:desc/>
      </draw:frame>
      <draw:connector draw:type="line" svg:x1="2.94444in" svg:y1="3.85185in" svg:x2="10.39815in" svg:y2="3.85185in" draw:id="id16" draw:style-name="a55" draw:name="Straight Connector 14">
        <svg:title/>
        <svg:desc/>
      </draw:connector>
    </style:master-page>
    <style:master-page style:name="Master1-Layout2-obj-Title-and-Content" style:page-layout-name="pageLayout1" draw:style-name="a63">
      <draw:g draw:name="Group 6" draw:id="id21">
        <svg:title/>
        <svg:desc/>
        <draw:frame draw:id="id28" draw:layer="Master1-bg" draw:style-name="a94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97" draw:name="Rectangle 8">
          <svg:title/>
          <svg:desc/>
          <text:p text:style-name="a96" text:class-names="" text:cond-style-name=""><text:span text:style-name="a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98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31" draw:layer="Master1-bg" draw:style-name="a99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4" draw:name="Straight Connector 6">
        <svg:title/>
        <svg:desc/>
      </draw:connector>
      <draw:frame draw:id="id23" presentation:style-name="a67" draw:name="Title 1" svg:x="1.41667in" svg:y="1.07407in" svg:width="10.5in" svg:height="1.42593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24" presentation:style-name="a83" draw:name="Content Placeholder 2" svg:x="1.41667in" svg:y="2.79629in" svg:width="10.5in" svg:height="3.62963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Click to edit Master text styles</text:span></text:p>
            </text:list-item>
          </text:list>
          <text:list text:style-name="a73">
            <text:list-item>
              <text:list text:style-name="a73">
                <text:list-item>
                  <text:p text:style-name="a72" text:class-names="" text:cond-style-name=""><text:span text:style-name="a71" text:class-names="">Second level</text:span></text:p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p text:style-name="a75" text:class-names="" text:cond-style-name=""><text:span text:style-name="a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p text:style-name="a78" text:class-names="" text:cond-style-name=""><text:span text:style-name="a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list text:style-name="a82">
                            <text:list-item>
                              <text:p text:style-name="a81" text:class-names="" text:cond-style-name=""><text:span text:style-name="a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87" draw:name="Date Placeholder 3" svg:x="9.48983in" svg:y="6.52778in" svg:width="1.75in" svg:height="0.30556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>4/4/2022</text:date></text:span></text:p>
        </draw:text-box>
        <svg:title/>
        <svg:desc/>
      </draw:frame>
      <draw:frame draw:id="id26" presentation:style-name="a90" draw:name="Footer Placeholder 4" svg:x="1.41667in" svg:y="6.52778in" svg:width="7.98983in" svg:height="0.30556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7" presentation:style-name="a93" draw:name="Slide Number Placeholder 5" svg:x="11.32316in" svg:y="6.52778in" svg:width="0.5935in" svg:height="0.30556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01">
      <draw:g draw:name="Group 6" draw:id="id32">
        <svg:title/>
        <svg:desc/>
        <draw:frame draw:id="id39" draw:layer="Master1-bg" draw:style-name="a120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23" draw:name="Rectangle 8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24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42" draw:layer="Master1-bg" draw:style-name="a125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33" presentation:style-name="a104" draw:name="Title 1" svg:x="2.20371in" svg:y="1.91667in" svg:width="8.92245in" svg:height="1.99313in" presentation:class="title" presentation:placeholder="false">
        <draw:text-box>
          <text:p text:style-name="a103" text:class-names="" text:cond-style-name=""><text:span text:style-name="a102" text:class-names="">Click to edit Master title style</text:span></text:p>
        </draw:text-box>
        <svg:title/>
        <svg:desc/>
      </draw:frame>
      <draw:frame draw:id="id34" presentation:style-name="a108" draw:name="Text Placeholder 2" svg:x="2.2037in" svg:y="4.20609in" svg:width="8.92245in" svg:height="1.04391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Click to edit Master text styles</text:span></text:p>
            </text:list-item>
          </text:list>
        </draw:text-box>
        <svg:title/>
        <svg:desc/>
      </draw:frame>
      <draw:frame draw:id="id35" presentation:style-name="a112" draw:name="Date Placeholder 3" svg:x="9.48983in" svg:y="6.52778in" svg:width="1.75in" svg:height="0.30556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4/4/2022</text:date></text:span></text:p>
        </draw:text-box>
        <svg:title/>
        <svg:desc/>
      </draw:frame>
      <draw:frame draw:id="id36" presentation:style-name="a115" draw:name="Footer Placeholder 4" svg:x="1.41667in" svg:y="6.52778in" svg:width="7.98983in" svg:height="0.30556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7" presentation:style-name="a118" draw:name="Slide Number Placeholder 5" svg:x="11.32316in" svg:y="6.52778in" svg:width="0.5935in" svg:height="0.30556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  <draw:connector draw:type="line" svg:x1="2.20114in" svg:y1="4.05795in" svg:x2="11.12872in" svg:y2="4.05795in" draw:id="id38" draw:style-name="a119" draw:name="Straight Connector 15">
        <svg:title/>
        <svg:desc/>
      </draw:connector>
    </style:master-page>
    <style:master-page style:name="Master1-Layout4-twoObj-Two-Content" style:page-layout-name="pageLayout1" draw:style-name="a127">
      <draw:g draw:name="Group 6" draw:id="id43">
        <svg:title/>
        <svg:desc/>
        <draw:frame draw:id="id51" draw:layer="Master1-bg" draw:style-name="a174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77" draw:name="Rectangle 8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78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54" draw:layer="Master1-bg" draw:style-name="a179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28" draw:name="Straight Connector 7">
        <svg:title/>
        <svg:desc/>
      </draw:connector>
      <draw:frame draw:id="id45" presentation:style-name="a131" draw:name="Title 1" svg:x="1.41667in" svg:y="1.07407in" svg:width="10.5in" svg:height="1.42593in" presentation:class="title" presentation:placeholder="false">
        <draw:text-box>
          <text:p text:style-name="a130" text:class-names="" text:cond-style-name=""><text:span text:style-name="a129" text:class-names="">Click to edit Master title style</text:span></text:p>
        </draw:text-box>
        <svg:title/>
        <svg:desc/>
      </draw:frame>
      <draw:frame draw:id="id46" presentation:style-name="a147" draw:name="Content Placeholder 2" svg:x="1.42in" svg:y="2.8in" svg:width="5.16in" svg:height="3.62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63" draw:name="Content Placeholder 3" svg:x="6.76in" svg:y="2.8in" svg:width="5.16in" svg:height="3.62in" presentation:class="object" presentation:placeholder="false">
        <draw:text-box>
          <text:list text:style-name="a150">
            <text:list-item>
              <text:p text:style-name="a149" text:class-names="" text:cond-style-name=""><text:span text:style-name="a148" text:class-names="">Click to edit Master text styles</text:span></text:p>
            </text:list-item>
          </text:list>
          <text:list text:style-name="a153">
            <text:list-item>
              <text:list text:style-name="a153">
                <text:list-item>
                  <text:p text:style-name="a152" text:class-names="" text:cond-style-name=""><text:span text:style-name="a151" text:class-names="">Second level</text:span></text:p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p text:style-name="a155" text:class-names="" text:cond-style-name=""><text:span text:style-name="a1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67" draw:name="Date Placeholder 4" svg:x="9.48983in" svg:y="6.52778in" svg:width="1.75in" svg:height="0.30556in" presentation:class="date-time" presentation:placeholder="false">
        <draw:text-box>
          <text:p text:style-name="a166" text:class-names="" text:cond-style-name=""><text:span text:style-name="a164" text:class-names=""><text:date text:fixed="false" style:data-style-name="a165">4/4/2022</text:date></text:span></text:p>
        </draw:text-box>
        <svg:title/>
        <svg:desc/>
      </draw:frame>
      <draw:frame draw:id="id49" presentation:style-name="a170" draw:name="Footer Placeholder 5" svg:x="1.41667in" svg:y="6.52778in" svg:width="7.98983in" svg:height="0.30556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50" presentation:style-name="a173" draw:name="Slide Number Placeholder 6" svg:x="11.32316in" svg:y="6.52778in" svg:width="0.5935in" svg:height="0.30556in" presentation:class="page-number" presentation:placeholder="false">
        <draw:text-box>
          <text:p text:style-name="a172" text:class-names="" text:cond-style-name=""><text:span text:style-name="a171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81">
      <draw:g draw:name="Group 6" draw:id="id55">
        <svg:title/>
        <svg:desc/>
        <draw:frame draw:id="id65" draw:layer="Master1-bg" draw:style-name="a236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39" draw:name="Rectangle 8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40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68" draw:layer="Master1-bg" draw:style-name="a241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56" presentation:style-name="a184" draw:name="Title 1" svg:x="1.41667in" svg:y="1.07407in" svg:width="10.5in" svg:height="1.42593in" presentation:class="title" presentation:placeholder="false">
        <draw:text-box>
          <text:p text:style-name="a183" text:class-names="" text:cond-style-name=""><text:span text:style-name="a182" text:class-names="">Click to edit Master title style</text:span></text:p>
        </draw:text-box>
        <svg:title/>
        <svg:desc/>
      </draw:frame>
      <draw:frame draw:id="id57" presentation:style-name="a188" draw:name="Text Placeholder 2" svg:x="1.41667in" svg:y="2.90741in" svg:width="5.16in" svg:height="0.63021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</draw:text-box>
        <svg:title/>
        <svg:desc/>
      </draw:frame>
      <draw:frame draw:id="id58" presentation:style-name="a204" draw:name="Content Placeholder 3" svg:x="1.41667in" svg:y="3.54687in" svg:width="5.16in" svg:height="2.87905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08" draw:name="Text Placeholder 4" svg:x="6.75926in" svg:y="2.90741in" svg:width="5.16in" svg:height="0.63021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ck to edit Master text styles</text:span></text:p>
            </text:list-item>
          </text:list>
        </draw:text-box>
        <svg:title/>
        <svg:desc/>
      </draw:frame>
      <draw:frame draw:id="id60" presentation:style-name="a224" draw:name="Content Placeholder 5" svg:x="6.75926in" svg:y="3.54687in" svg:width="5.16in" svg:height="2.87905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cond le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28" draw:name="Date Placeholder 6" svg:x="9.48983in" svg:y="6.52778in" svg:width="1.75in" svg:height="0.30556in" presentation:class="date-time" presentation:placeholder="false">
        <draw:text-box>
          <text:p text:style-name="a227" text:class-names="" text:cond-style-name=""><text:span text:style-name="a225" text:class-names=""><text:date text:fixed="false" style:data-style-name="a226">4/4/2022</text:date></text:span></text:p>
        </draw:text-box>
        <svg:title/>
        <svg:desc/>
      </draw:frame>
      <draw:frame draw:id="id62" presentation:style-name="a231" draw:name="Footer Placeholder 7" svg:x="1.41667in" svg:y="6.52778in" svg:width="7.98983in" svg:height="0.30556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63" presentation:style-name="a234" draw:name="Slide Number Placeholder 8" svg:x="11.32316in" svg:y="6.52778in" svg:width="0.5935in" svg:height="0.30556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64" draw:style-name="a235" draw:name="Straight Connector 17">
        <svg:title/>
        <svg:desc/>
      </draw:connector>
    </style:master-page>
    <style:master-page style:name="Master1-Layout6-titleOnly-Title-Only" style:page-layout-name="pageLayout1" draw:style-name="a243">
      <draw:g draw:name="Group 6" draw:id="id69">
        <svg:title/>
        <svg:desc/>
        <draw:frame draw:id="id75" draw:layer="Master1-bg" draw:style-name="a258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61" draw:name="Rectangle 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62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78" draw:layer="Master1-bg" draw:style-name="a263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70" presentation:style-name="a246" draw:name="Title 1" svg:x="1.41667in" svg:y="1.07407in" svg:width="10.5in" svg:height="1.42593in" presentation:class="title" presentation:placeholder="false">
        <draw:text-box>
          <text:p text:style-name="a245" text:class-names="" text:cond-style-name=""><text:span text:style-name="a244" text:class-names="">Click to edit Master title style</text:span></text:p>
        </draw:text-box>
        <svg:title/>
        <svg:desc/>
      </draw:frame>
      <draw:frame draw:id="id71" presentation:style-name="a250" draw:name="Date Placeholder 2" svg:x="9.48983in" svg:y="6.52778in" svg:width="1.75in" svg:height="0.30556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4/4/2022</text:date></text:span></text:p>
        </draw:text-box>
        <svg:title/>
        <svg:desc/>
      </draw:frame>
      <draw:frame draw:id="id72" presentation:style-name="a253" draw:name="Footer Placeholder 3" svg:x="1.41667in" svg:y="6.52778in" svg:width="7.98983in" svg:height="0.30556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73" presentation:style-name="a256" draw:name="Slide Number Placeholder 4" svg:x="11.32316in" svg:y="6.52778in" svg:width="0.5935in" svg:height="0.30556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74" draw:style-name="a257" draw:name="Straight Connector 13">
        <svg:title/>
        <svg:desc/>
      </draw:connector>
    </style:master-page>
    <style:master-page style:name="Master1-Layout7-blank-Blank" style:page-layout-name="pageLayout1" draw:style-name="a265">
      <draw:g draw:name="Group 6" draw:id="id79">
        <svg:title/>
        <svg:desc/>
        <draw:frame draw:id="id83" draw:layer="Master1-bg" draw:style-name="a276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79" draw:name="Rectangle 8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80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86" draw:layer="Master1-bg" draw:style-name="a281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80" presentation:style-name="a269" draw:name="Date Placeholder 1" svg:x="9.48983in" svg:y="6.52778in" svg:width="1.75in" svg:height="0.30556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4/4/2022</text:date></text:span></text:p>
        </draw:text-box>
        <svg:title/>
        <svg:desc/>
      </draw:frame>
      <draw:frame draw:id="id81" presentation:style-name="a272" draw:name="Footer Placeholder 2" svg:x="1.41667in" svg:y="6.52778in" svg:width="7.98983in" svg:height="0.30556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82" presentation:style-name="a275" draw:name="Slide Number Placeholder 3" svg:x="11.32316in" svg:y="6.52778in" svg:width="0.5935in" svg:height="0.30556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83">
      <draw:g draw:name="Group 6" draw:id="id87">
        <svg:title/>
        <svg:desc/>
        <draw:frame draw:id="id95" draw:layer="Master1-bg" draw:style-name="a318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21" draw:name="Rectangle 8">
          <svg:title/>
          <svg:desc/>
          <text:p text:style-name="a320" text:class-names="" text:cond-style-name=""><text:span text:style-name="a3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22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98" draw:layer="Master1-bg" draw:style-name="a323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88" presentation:style-name="a286" draw:name="Title 1" svg:x="1.41493in" svg:y="1.51852in" svg:width="4.06655in" svg:height="1.5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89" presentation:style-name="a302" draw:name="Content Placeholder 2" svg:x="5.92593in" svg:y="1.07407in" svg:width="5.98148in" svg:height="5.35185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06" draw:name="Text Placeholder 3" svg:x="1.41493in" svg:y="3.31481in" svg:width="4.06655in" svg:height="2.66667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ck to edit Master text styles</text:span></text:p>
            </text:list-item>
          </text:list>
        </draw:text-box>
        <svg:title/>
        <svg:desc/>
      </draw:frame>
      <draw:frame draw:id="id91" presentation:style-name="a310" draw:name="Date Placeholder 4" svg:x="9.48983in" svg:y="6.52778in" svg:width="1.75in" svg:height="0.30556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4/4/2022</text:date></text:span></text:p>
        </draw:text-box>
        <svg:title/>
        <svg:desc/>
      </draw:frame>
      <draw:frame draw:id="id92" presentation:style-name="a313" draw:name="Footer Placeholder 5" svg:x="1.41667in" svg:y="6.52778in" svg:width="7.98983in" svg:height="0.30556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93" presentation:style-name="a316" draw:name="Slide Number Placeholder 6" svg:x="11.32316in" svg:y="6.52778in" svg:width="0.5935in" svg:height="0.30556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draw:connector draw:type="line" svg:x1="1.52687in" svg:y1="3.18518in" svg:x2="5.37037in" svg:y2="3.18518in" draw:id="id94" draw:style-name="a317" draw:name="Straight Connector 15">
        <svg:title/>
        <svg:desc/>
      </draw:connector>
    </style:master-page>
    <style:master-page style:name="Master1-Layout9-picTx-Picture-with-Caption" style:page-layout-name="pageLayout1" draw:style-name="a325">
      <draw:g draw:name="Group 6" draw:id="id99">
        <svg:title/>
        <svg:desc/>
        <draw:frame draw:id="id106" draw:layer="Master1-bg" draw:style-name="a346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49" draw:name="Rectangle 8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50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09" draw:layer="Master1-bg" draw:style-name="a351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00" presentation:style-name="a328" draw:name="Title 1" svg:x="1.41667in" svg:y="2.06018in" svg:width="6.82613in" svg:height="1.5in" presentation:class="title" presentation:placeholder="false">
        <draw:text-box>
          <text:p text:style-name="a327" text:class-names="" text:cond-style-name=""><text:span text:style-name="a326" text:class-names="">Click to edit Master title style</text:span></text:p>
        </draw:text-box>
        <svg:title/>
        <svg:desc/>
      </draw:frame>
      <draw:frame draw:id="id101" presentation:style-name="a331" draw:name="Picture Placeholder 2" svg:x="8.85261in" svg:y="1.13889in" svg:width="3.35012in" svg:height="5.22222in" presentation:class="graphic" presentation:placeholder="false">
        <draw:text-box>
          <text:p text:style-name="a330" text:class-names="" text:cond-style-name=""><text:span text:style-name="a329" text:class-names="">Click icon to add picture</text:span></text:p>
        </draw:text-box>
        <svg:title/>
        <svg:desc/>
      </draw:frame>
      <draw:frame draw:id="id102" presentation:style-name="a335" draw:name="Text Placeholder 3" svg:x="1.41667in" svg:y="3.56018in" svg:width="6.82613in" svg:height="2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103" presentation:style-name="a339" draw:name="Date Placeholder 4" svg:x="9.48983in" svg:y="6.52778in" svg:width="1.75in" svg:height="0.30556in" presentation:class="date-time" presentation:placeholder="false">
        <draw:text-box>
          <text:p text:style-name="a338" text:class-names="" text:cond-style-name=""><text:span text:style-name="a336" text:class-names=""><text:date text:fixed="false" style:data-style-name="a337">4/4/2022</text:date></text:span></text:p>
        </draw:text-box>
        <svg:title/>
        <svg:desc/>
      </draw:frame>
      <draw:frame draw:id="id104" presentation:style-name="a342" draw:name="Footer Placeholder 5" svg:x="1.41667in" svg:y="6.52778in" svg:width="7.98983in" svg:height="0.30556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105" presentation:style-name="a345" draw:name="Slide Number Placeholder 6" svg:x="11.32316in" svg:y="6.52778in" svg:width="0.5935in" svg:height="0.30556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353">
      <draw:g draw:name="Group 6" draw:id="id110">
        <svg:title/>
        <svg:desc/>
        <draw:frame draw:id="id117" draw:layer="Master1-bg" draw:style-name="a374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77" draw:name="Rectangle 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78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20" draw:layer="Master1-bg" draw:style-name="a379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11" presentation:style-name="a356" draw:name="Title 1" svg:x="1.41667in" svg:y="5.2662in" svg:width="10.50926in" svg:height="0.61979in" presentation:class="title" presentation:placeholder="false">
        <draw:text-box>
          <text:p text:style-name="a355" text:class-names="" text:cond-style-name=""><text:span text:style-name="a354" text:class-names="">Click to edit Master title style</text:span></text:p>
        </draw:text-box>
        <svg:title/>
        <svg:desc/>
      </draw:frame>
      <draw:frame draw:id="id112" presentation:style-name="a359" draw:name="Picture Placeholder 2" svg:x="1.13892in" svg:y="1.13889in" svg:width="11.05203in" svg:height="3.64815in" presentation:class="graphic" presentation:placeholder="false">
        <draw:text-box>
          <text:p text:style-name="a358" text:class-names="" text:cond-style-name=""><text:span text:style-name="a357" text:class-names="">Click icon to add picture</text:span></text:p>
        </draw:text-box>
        <svg:title/>
        <svg:desc/>
      </draw:frame>
      <draw:frame draw:id="id113" presentation:style-name="a363" draw:name="Text Placeholder 3" svg:x="1.41667in" svg:y="5.88599in" svg:width="10.50926in" svg:height="0.53993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</draw:text-box>
        <svg:title/>
        <svg:desc/>
      </draw:frame>
      <draw:frame draw:id="id114" presentation:style-name="a367" draw:name="Date Placeholder 4" svg:x="9.48983in" svg:y="6.52778in" svg:width="1.75in" svg:height="0.30556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4/4/2022</text:date></text:span></text:p>
        </draw:text-box>
        <svg:title/>
        <svg:desc/>
      </draw:frame>
      <draw:frame draw:id="id115" presentation:style-name="a370" draw:name="Footer Placeholder 5" svg:x="1.41667in" svg:y="6.52778in" svg:width="7.98983in" svg:height="0.30556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116" presentation:style-name="a373" draw:name="Slide Number Placeholder 6" svg:x="11.32316in" svg:y="6.52778in" svg:width="0.5935in" svg:height="0.30556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81">
      <draw:g draw:name="Group 6" draw:id="id121">
        <svg:title/>
        <svg:desc/>
        <draw:frame draw:id="id128" draw:layer="Master1-bg" draw:style-name="a400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03" draw:name="Rectangle 8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04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31" draw:layer="Master1-bg" draw:style-name="a405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22" presentation:style-name="a384" draw:name="Title 1" svg:x="1.42593in" svg:y="1.07407in" svg:width="10.49074in" svg:height="3.23148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123" presentation:style-name="a388" draw:name="Text Placeholder 2" svg:x="1.42593in" svg:y="4.75in" svg:width="10.49074in" svg:height="1.67593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</draw:text-box>
        <svg:title/>
        <svg:desc/>
      </draw:frame>
      <draw:frame draw:id="id124" presentation:style-name="a392" draw:name="Date Placeholder 3" svg:x="9.48983in" svg:y="6.52778in" svg:width="1.75in" svg:height="0.30556in" presentation:class="date-time" presentation:placeholder="false">
        <draw:text-box>
          <text:p text:style-name="a391" text:class-names="" text:cond-style-name=""><text:span text:style-name="a389" text:class-names=""><text:date text:fixed="false" style:data-style-name="a390">4/4/2022</text:date></text:span></text:p>
        </draw:text-box>
        <svg:title/>
        <svg:desc/>
      </draw:frame>
      <draw:frame draw:id="id125" presentation:style-name="a395" draw:name="Footer Placeholder 4" svg:x="1.41667in" svg:y="6.52778in" svg:width="7.98983in" svg:height="0.30556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126" presentation:style-name="a398" draw:name="Slide Number Placeholder 5" svg:x="11.32316in" svg:y="6.52778in" svg:width="0.5935in" svg:height="0.30556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draw:connector draw:type="line" svg:x1="1.52687in" svg:y1="4.52778in" svg:x2="11.81482in" svg:y2="4.52778in" draw:id="id127" draw:style-name="a399" draw:name="Straight Connector 14">
        <svg:title/>
        <svg:desc/>
      </draw:connector>
    </style:master-page>
    <style:master-page style:name="Master1-Layout12-cust-Quote-with-Caption" style:page-layout-name="pageLayout1" draw:style-name="a407">
      <draw:g draw:name="Group 6" draw:id="id132">
        <svg:title/>
        <svg:desc/>
        <draw:frame draw:id="id142" draw:layer="Master1-bg" draw:style-name="a436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39" draw:name="Rectangle 8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40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45" draw:layer="Master1-bg" draw:style-name="a441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33" presentation:style-name="a410" draw:name="Title 1" svg:x="1.5816in" svg:y="1.07407in" svg:width="10.16666in" svg:height="2.59259in" presentation:class="title" presentation:placeholder="false">
        <draw:text-box>
          <text:p text:style-name="a409" text:class-names="" text:cond-style-name=""><text:span text:style-name="a408" text:class-names="">Click to edit Master title style</text:span></text:p>
        </draw:text-box>
        <svg:title/>
        <svg:desc/>
      </draw:frame>
      <draw:frame draw:id="id134" presentation:style-name="a414" draw:name="Text Placeholder 9" svg:x="1.8316in" svg:y="3.66667in" svg:width="9.66667in" svg:height="0.63889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Click to edit Master text styles</text:span></text:p>
            </text:list-item>
          </text:list>
        </draw:text-box>
        <svg:title/>
        <svg:desc/>
      </draw:frame>
      <draw:frame draw:id="id135" presentation:style-name="a418" draw:name="Text Placeholder 2" svg:x="1.41667in" svg:y="4.75in" svg:width="10.50926in" svg:height="1.67593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136" presentation:style-name="a422" draw:name="Date Placeholder 3" svg:x="9.48983in" svg:y="6.52778in" svg:width="1.75in" svg:height="0.30556in" presentation:class="date-time" presentation:placeholder="false">
        <draw:text-box>
          <text:p text:style-name="a421" text:class-names="" text:cond-style-name=""><text:span text:style-name="a419" text:class-names=""><text:date text:fixed="false" style:data-style-name="a420">4/4/2022</text:date></text:span></text:p>
        </draw:text-box>
        <svg:title/>
        <svg:desc/>
      </draw:frame>
      <draw:frame draw:id="id137" presentation:style-name="a425" draw:name="Footer Placeholder 4" svg:x="1.41667in" svg:y="6.52778in" svg:width="7.98983in" svg:height="0.30556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138" presentation:style-name="a428" draw:name="Slide Number Placeholder 5" svg:x="11.32316in" svg:y="6.52778in" svg:width="0.5935in" svg:height="0.30556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/></text:span></text:p>
        </draw:text-box>
        <svg:title/>
        <svg:desc/>
      </draw:frame>
      <draw:frame draw:id="id139" draw:style-name="a431" draw:name="TextBox 13" svg:x="0.94271in" svg:y="0.96234in" svg:width="0.66667in" svg:height="0.63952in">
        <draw:text-box>
          <text:p text:style-name="a430" text:class-names="" text:cond-style-name=""><text:span text:style-name="a429" text:class-names="">“</text:span></text:p>
        </draw:text-box>
        <svg:title/>
        <svg:desc/>
      </draw:frame>
      <draw:frame draw:id="id140" draw:style-name="a434" draw:name="TextBox 14" svg:x="11.59259in" svg:y="3.0926in" svg:width="0.66667in" svg:height="0.63952in">
        <draw:text-box>
          <text:p text:style-name="a433" text:class-names="" text:cond-style-name=""><text:span text:style-name="a432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35" draw:name="Straight Connector 18">
        <svg:title/>
        <svg:desc/>
      </draw:connector>
    </style:master-page>
    <style:master-page style:name="Master1-Layout13-cust-Name-Card" style:page-layout-name="pageLayout1" draw:style-name="a443">
      <draw:g draw:name="Group 6" draw:id="id146">
        <svg:title/>
        <svg:desc/>
        <draw:frame draw:id="id152" draw:layer="Master1-bg" draw:style-name="a461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64" draw:name="Rectangle 8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65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55" draw:layer="Master1-bg" draw:style-name="a466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47" presentation:style-name="a446" draw:name="Title 1" svg:x="1.41667in" svg:y="3.61831in" svg:width="10.50926in" svg:height="1.6063in" presentation:class="title" presentation:placeholder="false">
        <draw:text-box>
          <text:p text:style-name="a445" text:class-names="" text:cond-style-name=""><text:span text:style-name="a444" text:class-names="">Click to edit Master title style</text:span></text:p>
        </draw:text-box>
        <svg:title/>
        <svg:desc/>
      </draw:frame>
      <draw:frame draw:id="id148" presentation:style-name="a450" draw:name="Text Placeholder 2" svg:x="1.41667in" svg:y="5.22461in" svg:width="10.50926in" svg:height="0.94094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ck to edit Master text styles</text:span></text:p>
            </text:list-item>
          </text:list>
        </draw:text-box>
        <svg:title/>
        <svg:desc/>
      </draw:frame>
      <draw:frame draw:id="id149" presentation:style-name="a454" draw:name="Date Placeholder 3" svg:x="9.48983in" svg:y="6.52778in" svg:width="1.75in" svg:height="0.30556in" presentation:class="date-time" presentation:placeholder="false">
        <draw:text-box>
          <text:p text:style-name="a453" text:class-names="" text:cond-style-name=""><text:span text:style-name="a451" text:class-names=""><text:date text:fixed="false" style:data-style-name="a452">4/4/2022</text:date></text:span></text:p>
        </draw:text-box>
        <svg:title/>
        <svg:desc/>
      </draw:frame>
      <draw:frame draw:id="id150" presentation:style-name="a457" draw:name="Footer Placeholder 4" svg:x="1.41667in" svg:y="6.52778in" svg:width="7.98983in" svg:height="0.30556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151" presentation:style-name="a460" draw:name="Slide Number Placeholder 5" svg:x="11.32316in" svg:y="6.52778in" svg:width="0.5935in" svg:height="0.30556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468">
      <draw:g draw:name="Group 6" draw:id="id156">
        <svg:title/>
        <svg:desc/>
        <draw:frame draw:id="id166" draw:layer="Master1-bg" draw:style-name="a497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500" draw:name="Rectangle 8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501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69" draw:layer="Master1-bg" draw:style-name="a502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57" presentation:style-name="a471" draw:name="Title 1" svg:x="1.5816in" svg:y="1.07407in" svg:width="10.16666in" svg:height="2.45371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  <draw:frame draw:id="id158" presentation:style-name="a475" draw:name="Text Placeholder 2" svg:x="1.41667in" svg:y="3.98in" svg:width="10.50926in" svg:height="0.97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</draw:text-box>
        <svg:title/>
        <svg:desc/>
      </draw:frame>
      <draw:frame draw:id="id159" presentation:style-name="a479" draw:name="Text Placeholder 2" svg:x="1.41667in" svg:y="4.9537in" svg:width="10.50926in" svg:height="1.47222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Click to edit Master text styles</text:span></text:p>
            </text:list-item>
          </text:list>
        </draw:text-box>
        <svg:title/>
        <svg:desc/>
      </draw:frame>
      <draw:frame draw:id="id160" presentation:style-name="a483" draw:name="Date Placeholder 3" svg:x="9.48983in" svg:y="6.52778in" svg:width="1.75in" svg:height="0.30556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4/4/2022</text:date></text:span></text:p>
        </draw:text-box>
        <svg:title/>
        <svg:desc/>
      </draw:frame>
      <draw:frame draw:id="id161" presentation:style-name="a486" draw:name="Footer Placeholder 4" svg:x="1.41667in" svg:y="6.52778in" svg:width="7.98983in" svg:height="0.30556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162" presentation:style-name="a489" draw:name="Slide Number Placeholder 5" svg:x="11.32316in" svg:y="6.52778in" svg:width="0.5935in" svg:height="0.30556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/></text:span></text:p>
        </draw:text-box>
        <svg:title/>
        <svg:desc/>
      </draw:frame>
      <draw:frame draw:id="id163" draw:style-name="a492" draw:name="TextBox 11" svg:x="0.94271in" svg:y="0.96234in" svg:width="0.66667in" svg:height="0.63952in">
        <draw:text-box>
          <text:p text:style-name="a491" text:class-names="" text:cond-style-name=""><text:span text:style-name="a490" text:class-names="">“</text:span></text:p>
        </draw:text-box>
        <svg:title/>
        <svg:desc/>
      </draw:frame>
      <draw:frame draw:id="id164" draw:style-name="a495" draw:name="TextBox 12" svg:x="11.59259in" svg:y="2.84259in" svg:width="0.66667in" svg:height="0.63952in">
        <draw:text-box>
          <text:p text:style-name="a494" text:class-names="" text:cond-style-name=""><text:span text:style-name="a493" text:class-names="">”</text:span></text:p>
        </draw:text-box>
        <svg:title/>
        <svg:desc/>
      </draw:frame>
      <draw:connector draw:type="line" svg:x1="1.52687in" svg:y1="3.75in" svg:x2="11.81482in" svg:y2="3.75in" draw:id="id165" draw:style-name="a496" draw:name="Straight Connector 25">
        <svg:title/>
        <svg:desc/>
      </draw:connector>
    </style:master-page>
    <style:master-page style:name="Master1-Layout15-cust-True-or-False" style:page-layout-name="pageLayout1" draw:style-name="a504">
      <draw:g draw:name="Group 6" draw:id="id170">
        <svg:title/>
        <svg:desc/>
        <draw:frame draw:id="id178" draw:layer="Master1-bg" draw:style-name="a527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30" draw:name="Rectangle 8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31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81" draw:layer="Master1-bg" draw:style-name="a532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71" presentation:style-name="a507" draw:name="Title 1" svg:x="1.41667in" svg:y="1.07407in" svg:width="10.50926in" svg:height="2.45371in" presentation:class="title" presentation:placeholder="false">
        <draw:text-box>
          <text:p text:style-name="a506" text:class-names="" text:cond-style-name=""><text:span text:style-name="a505" text:class-names="">Click to edit Master title style</text:span></text:p>
        </draw:text-box>
        <svg:title/>
        <svg:desc/>
      </draw:frame>
      <draw:frame draw:id="id172" presentation:style-name="a511" draw:name="Text Placeholder 2" svg:x="1.41667in" svg:y="3.97in" svg:width="10.50926in" svg:height="0.92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</draw:text-box>
        <svg:title/>
        <svg:desc/>
      </draw:frame>
      <draw:frame draw:id="id173" presentation:style-name="a515" draw:name="Text Placeholder 2" svg:x="1.41667in" svg:y="4.88889in" svg:width="10.50926in" svg:height="1.5370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ck to edit Master text styles</text:span></text:p>
            </text:list-item>
          </text:list>
        </draw:text-box>
        <svg:title/>
        <svg:desc/>
      </draw:frame>
      <draw:frame draw:id="id174" presentation:style-name="a519" draw:name="Date Placeholder 3" svg:x="9.48983in" svg:y="6.52778in" svg:width="1.75in" svg:height="0.30556in" presentation:class="date-time" presentation:placeholder="false">
        <draw:text-box>
          <text:p text:style-name="a518" text:class-names="" text:cond-style-name=""><text:span text:style-name="a516" text:class-names=""><text:date text:fixed="false" style:data-style-name="a517">4/4/2022</text:date></text:span></text:p>
        </draw:text-box>
        <svg:title/>
        <svg:desc/>
      </draw:frame>
      <draw:frame draw:id="id175" presentation:style-name="a522" draw:name="Footer Placeholder 4" svg:x="1.41667in" svg:y="6.52778in" svg:width="7.98983in" svg:height="0.30556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176" presentation:style-name="a525" draw:name="Slide Number Placeholder 5" svg:x="11.32316in" svg:y="6.52778in" svg:width="0.5935in" svg:height="0.30556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/></text:span></text:p>
        </draw:text-box>
        <svg:title/>
        <svg:desc/>
      </draw:frame>
      <draw:connector draw:type="line" svg:x1="1.52687in" svg:y1="3.75in" svg:x2="11.81482in" svg:y2="3.75in" draw:id="id177" draw:style-name="a526" draw:name="Straight Connector 14">
        <svg:title/>
        <svg:desc/>
      </draw:connector>
    </style:master-page>
    <style:master-page style:name="Master1-Layout16-vertTx-Title-and-Vertical-Text" style:page-layout-name="pageLayout1" draw:style-name="a534">
      <draw:g draw:name="Group 6" draw:id="id182">
        <svg:title/>
        <svg:desc/>
        <draw:frame draw:id="id189" draw:layer="Master1-bg" draw:style-name="a565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68" draw:name="Rectangle 8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69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92" draw:layer="Master1-bg" draw:style-name="a570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83" presentation:style-name="a537" draw:name="Title 1" svg:x="1.41667in" svg:y="1.07407in" svg:width="10.5in" svg:height="1.42593in" presentation:class="title" presentation:placeholder="false">
        <draw:text-box>
          <text:p text:style-name="a536" text:class-names="" text:cond-style-name=""><text:span text:style-name="a535" text:class-names="">Click to edit Master title style</text:span></text:p>
        </draw:text-box>
        <svg:title/>
        <svg:desc/>
      </draw:frame>
      <draw:frame draw:id="id184" presentation:style-name="a553" draw:name="Vertical Text Placeholder 2" svg:x="1.41667in" svg:y="2.79629in" svg:width="10.5in" svg:height="3.62963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ck to edit Master text styl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 le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hird le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57" draw:name="Date Placeholder 3" svg:x="9.48983in" svg:y="6.52778in" svg:width="1.75in" svg:height="0.30556in" presentation:class="date-time" presentation:placeholder="false">
        <draw:text-box>
          <text:p text:style-name="a556" text:class-names="" text:cond-style-name=""><text:span text:style-name="a554" text:class-names=""><text:date text:fixed="false" style:data-style-name="a555">4/4/2022</text:date></text:span></text:p>
        </draw:text-box>
        <svg:title/>
        <svg:desc/>
      </draw:frame>
      <draw:frame draw:id="id186" presentation:style-name="a560" draw:name="Footer Placeholder 4" svg:x="1.41667in" svg:y="6.52778in" svg:width="7.98983in" svg:height="0.30556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187" presentation:style-name="a563" draw:name="Slide Number Placeholder 5" svg:x="11.32316in" svg:y="6.52778in" svg:width="0.5935in" svg:height="0.30556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188" draw:style-name="a564" draw:name="Straight Connector 13">
        <svg:title/>
        <svg:desc/>
      </draw:connector>
    </style:master-page>
    <style:master-page style:name="Master1-Layout17-vertTitleAndTx-Vertical-Title-and-Text" style:page-layout-name="pageLayout1" draw:style-name="a572">
      <draw:g draw:name="Group 6" draw:id="id193">
        <svg:title/>
        <svg:desc/>
        <draw:frame draw:id="id200" draw:layer="Master1-bg" draw:style-name="a603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606" draw:name="Rectangle 8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07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203" draw:layer="Master1-bg" draw:style-name="a608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94" presentation:style-name="a575" draw:name="Vertical Title 1" svg:x="9.84182in" svg:y="1.07407in" svg:width="2.06791in" svg:height="5.35185in" presentation:class="title" presentation:placeholder="false">
        <draw:text-box>
          <text:p text:style-name="a574" text:class-names="" text:cond-style-name=""><text:span text:style-name="a573" text:class-names="">Click to edit Master title style</text:span></text:p>
        </draw:text-box>
        <svg:title/>
        <svg:desc/>
      </draw:frame>
      <draw:frame draw:id="id195" presentation:style-name="a591" draw:name="Vertical Text Placeholder 2" svg:x="1.41666in" svg:y="1.07407in" svg:width="8.12885in" svg:height="5.35185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 Master text styles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Second level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hird level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595" draw:name="Date Placeholder 3" svg:x="9.48983in" svg:y="6.52778in" svg:width="1.75in" svg:height="0.30556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4/4/2022</text:date></text:span></text:p>
        </draw:text-box>
        <svg:title/>
        <svg:desc/>
      </draw:frame>
      <draw:frame draw:id="id197" presentation:style-name="a598" draw:name="Footer Placeholder 4" svg:x="1.41667in" svg:y="6.52778in" svg:width="7.98983in" svg:height="0.30556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198" presentation:style-name="a601" draw:name="Slide Number Placeholder 5" svg:x="11.32316in" svg:y="6.52778in" svg:width="0.5935in" svg:height="0.30556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draw:connector draw:type="line" svg:x1="9.69367in" svg:y1="1.08333in" svg:x2="9.69367in" svg:y2="6.41667in" draw:id="id199" draw:style-name="a602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ANCASILA SEBAGAI NILAI DASAR FUNDAMENTAL BAGI BANGSA DAN NEGARA INDONESIA</dc:title>
    <meta:initial-creator>Tarmizi As Shidiq</meta:initial-creator>
    <dc:creator>Tarmizi As Shidiq</dc:creator>
    <meta:creation-date>2022-04-03T06:15:31Z</meta:creation-date>
    <dc:date>2022-04-03T23:28:19Z</dc:date>
    <meta:template xlink:href="Organic" xlink:type="simple"/>
    <meta:editing-cycles>12</meta:editing-cycles>
    <meta:editing-duration>PT12709S</meta:editing-duration>
    <meta:document-statistic meta:paragraph-count="43" meta:word-count="701"/>
  </office:meta>
</office:document-meta>
</file>